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5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3" style:parent-style-name="Normal" style:family="paragraph">
      <style:paragraph-properties fo:line-height="150%"/>
    </style:style>
    <style:style style:name="T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" style:parent-style-name="Normal" style:family="paragraph">
      <style:paragraph-properties fo:line-height="150%"/>
    </style:style>
    <style:style style:name="T6" style:parent-style-name="Fonteparág.padrão" style:family="text">
      <style:text-properties style:font-name="Cambria" style:font-name-asian="Cambria" style:font-name-complex="Cambria"/>
    </style:style>
    <style:style style:name="P7" style:parent-style-name="Normal" style:family="paragraph">
      <style:paragraph-properties fo:line-height="150%"/>
    </style:style>
    <style:style style:name="T8" style:parent-style-name="Fonteparág.padrão" style:family="text">
      <style:text-properties style:font-name="Cambria" style:font-name-asian="Cambria" style:font-name-complex="Cambria"/>
    </style:style>
    <style:style style:name="P9" style:parent-style-name="Normal" style:family="paragraph">
      <style:paragraph-properties fo:line-height="150%"/>
    </style:style>
    <style:style style:name="T10" style:parent-style-name="Fonteparág.padrão" style:family="text">
      <style:text-properties style:font-name="Cambria" style:font-name-asian="Cambria" style:font-name-complex="Cambria"/>
    </style:style>
    <style:style style:name="T11" style:parent-style-name="Fonteparág.padrão" style:family="text">
      <style:text-properties style:font-name="Cambria" style:font-name-asian="Cambria" style:font-name-complex="Cambria"/>
    </style:style>
    <style:style style:name="T12" style:parent-style-name="Fonteparág.padrão" style:family="text">
      <style:text-properties style:font-name="Cambria" style:font-name-asian="Cambria" style:font-name-complex="Cambria"/>
    </style:style>
    <style:style style:name="P13" style:parent-style-name="Normal" style:family="paragraph">
      <style:paragraph-properties fo:line-height="150%"/>
    </style:style>
    <style:style style:name="T14" style:parent-style-name="Fonteparág.padrão" style:family="text">
      <style:text-properties style:font-name="Cambria" style:font-name-asian="Cambria" style:font-name-complex="Cambria"/>
    </style:style>
    <style:style style:name="T15" style:parent-style-name="Fonteparág.padrão" style:family="text">
      <style:text-properties style:font-name="Cambria" style:font-name-asian="Cambria" style:font-name-complex="Cambria"/>
    </style:style>
    <style:style style:name="P16" style:parent-style-name="Normal" style:family="paragraph">
      <style:paragraph-properties fo:line-height="150%"/>
    </style:style>
    <style:style style:name="T17" style:parent-style-name="Fonteparág.padrão" style:family="text">
      <style:text-properties style:font-name="Cambria" style:font-name-asian="Cambria" style:font-name-complex="Cambria"/>
    </style:style>
    <style:style style:name="P18" style:parent-style-name="Normal" style:family="paragraph">
      <style:paragraph-properties fo:line-height="150%"/>
    </style:style>
    <style:style style:name="T19" style:parent-style-name="Fonteparág.padrão" style:family="text">
      <style:text-properties style:font-name="Cambria" style:font-name-asian="Cambria" style:font-name-complex="Cambria"/>
    </style:style>
    <style:style style:name="T20" style:parent-style-name="Fonteparág.padrão" style:family="text">
      <style:text-properties style:font-name="Cambria" style:font-name-asian="Cambria" style:font-name-complex="Cambria"/>
    </style:style>
    <style:style style:name="P21" style:parent-style-name="Normal" style:family="paragraph">
      <style:paragraph-properties fo:line-height="150%"/>
    </style:style>
    <style:style style:name="T22" style:parent-style-name="Fonteparág.padrão" style:family="text">
      <style:text-properties style:font-name="Cambria" style:font-name-asian="Cambria" style:font-name-complex="Cambria"/>
    </style:style>
    <style:style style:name="T23" style:parent-style-name="Fonteparág.padrão" style:family="text">
      <style:text-properties style:font-name="Cambria" style:font-name-asian="Cambria" style:font-name-complex="Cambria"/>
    </style:style>
    <style:style style:name="T24" style:parent-style-name="Fonteparág.padrão" style:family="text">
      <style:text-properties style:font-name="Cambria" style:font-name-asian="Cambria" style:font-name-complex="Cambria" fo:language="en" fo:country="US"/>
    </style:style>
    <style:style style:name="P25" style:parent-style-name="Normal" style:family="paragraph">
      <style:paragraph-properties fo:line-height="150%"/>
    </style:style>
    <style:style style:name="T26" style:parent-style-name="Fonteparág.padrão" style:family="text">
      <style:text-properties style:font-name="Cambria" style:font-name-asian="Cambria" style:font-name-complex="Cambria" fo:language="en" fo:country="US"/>
    </style:style>
    <style:style style:name="P27" style:parent-style-name="Normal" style:family="paragraph">
      <style:paragraph-properties fo:line-height="150%"/>
    </style:style>
    <style:style style:name="T28" style:parent-style-name="Fonteparág.padrão" style:family="text">
      <style:text-properties style:font-name="Cambria" style:font-name-asian="Cambria" style:font-name-complex="Cambria" fo:language="en" fo:country="US"/>
    </style:style>
    <style:style style:name="P29" style:parent-style-name="Normal" style:family="paragraph">
      <style:paragraph-properties fo:line-height="150%"/>
    </style:style>
    <style:style style:name="T30" style:parent-style-name="Fonteparág.padrão" style:family="text">
      <style:text-properties style:font-name="Cambria" style:font-name-asian="Cambria" style:font-name-complex="Cambria" fo:language="en" fo:country="US"/>
    </style:style>
    <style:style style:name="T31" style:parent-style-name="Fonteparág.padrão" style:family="text">
      <style:text-properties style:font-name="Cambria" style:font-name-asian="Cambria" style:font-name-complex="Cambria" fo:language="en" fo:country="US"/>
    </style:style>
    <style:style style:name="P32" style:parent-style-name="Normal" style:family="paragraph">
      <style:paragraph-properties fo:line-height="150%"/>
    </style:style>
    <style:style style:name="T33" style:parent-style-name="Fonteparág.padrão" style:family="text">
      <style:text-properties style:font-name="Cambria" style:font-name-asian="Cambria" style:font-name-complex="Cambria" fo:language="en" fo:country="US"/>
    </style:style>
    <style:style style:name="T34" style:parent-style-name="Fonteparág.padrão" style:family="text">
      <style:text-properties style:font-name="Cambria" style:font-name-asian="Cambria" style:font-name-complex="Cambria" fo:language="en" fo:country="US"/>
    </style:style>
    <style:style style:name="T35" style:parent-style-name="Fonteparág.padrão" style:family="text">
      <style:text-properties style:font-name="Cambria" style:font-name-asian="Cambria" style:font-name-complex="Cambria" fo:language="en" fo:country="US"/>
    </style:style>
    <style:style style:name="P36" style:parent-style-name="Normal" style:family="paragraph">
      <style:paragraph-properties fo:line-height="150%"/>
    </style:style>
    <style:style style:name="T37" style:parent-style-name="Fonteparág.padrão" style:family="text">
      <style:text-properties style:font-name="Cambria" style:font-name-asian="Cambria" style:font-name-complex="Cambria" fo:language="en" fo:country="US"/>
    </style:style>
    <style:style style:name="T38" style:parent-style-name="Fonteparág.padrão" style:family="text">
      <style:text-properties style:font-name="Cambria" style:font-name-asian="Cambria" style:font-name-complex="Cambria" fo:language="en" fo:country="US"/>
    </style:style>
    <style:style style:name="T39" style:parent-style-name="Fonteparág.padrão" style:family="text">
      <style:text-properties style:font-name="Cambria" style:font-name-asian="Cambria" style:font-name-complex="Cambria"/>
    </style:style>
    <style:style style:name="P40" style:parent-style-name="Normal" style:family="paragraph">
      <style:paragraph-properties fo:line-height="150%"/>
    </style:style>
    <style:style style:name="T41" style:parent-style-name="Fonteparág.padrão" style:family="text">
      <style:text-properties style:font-name="Cambria" style:font-name-asian="Cambria" style:font-name-complex="Cambria"/>
    </style:style>
    <style:style style:name="P42" style:parent-style-name="Normal" style:family="paragraph">
      <style:paragraph-properties fo:line-height="150%"/>
    </style:style>
    <style:style style:name="T43" style:parent-style-name="Fonteparág.padrão" style:family="text">
      <style:text-properties style:font-name="Cambria" style:font-name-asian="Cambria" style:font-name-complex="Cambria"/>
    </style:style>
    <style:style style:name="P44" style:parent-style-name="Normal" style:family="paragraph">
      <style:paragraph-properties fo:line-height="150%"/>
      <style:text-properties style:font-name="Cambria" style:font-name-asian="Cambria" style:font-name-complex="Cambria"/>
    </style:style>
    <style:style style:name="P45" style:parent-style-name="Normal" style:family="paragraph">
      <style:paragraph-properties fo:line-height="150%"/>
      <style:text-properties style:font-name="Cambria"/>
    </style:style>
    <style:style style:name="P46" style:parent-style-name="Normal" style:family="paragraph">
      <style:paragraph-properties fo:line-height="150%"/>
    </style:style>
    <style:style style:name="T4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48" style:parent-style-name="Normal" style:family="paragraph">
      <style:paragraph-properties fo:text-align="justify" fo:line-height="150%"/>
    </style:style>
    <style:style style:name="T49" style:parent-style-name="Fonteparág.padrão" style:family="text">
      <style:text-properties style:font-name="Cambria" style:font-name-asian="Cambria" style:font-name-complex="Cambria"/>
    </style:style>
    <style:style style:name="T50" style:parent-style-name="Fonteparág.padrão" style:family="text">
      <style:text-properties style:font-name="Cambria" style:font-name-asian="Cambria" style:font-name-complex="Cambria"/>
    </style:style>
    <style:style style:name="T51" style:parent-style-name="Fonteparág.padrão" style:family="text">
      <style:text-properties style:font-name="Cambria" style:font-name-asian="Cambria" style:font-name-complex="Cambria"/>
    </style:style>
    <style:style style:name="P52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53" style:parent-style-name="Normal" style:family="paragraph">
      <style:paragraph-properties fo:line-height="150%"/>
    </style:style>
    <style:style style:name="T5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5" style:parent-style-name="Normal" style:family="paragraph">
      <style:paragraph-properties fo:text-align="justify" fo:line-height="150%"/>
    </style:style>
    <style:style style:name="T56" style:parent-style-name="Fonteparág.padrão" style:family="text">
      <style:text-properties style:font-name="Cambria" style:font-name-asian="Cambria" style:font-name-complex="Cambria"/>
    </style:style>
    <style:style style:name="T57" style:parent-style-name="Fonteparág.padrão" style:family="text">
      <style:text-properties style:font-name="Cambria" style:font-name-asian="Cambria" style:font-name-complex="Cambria"/>
    </style:style>
    <style:style style:name="P58" style:parent-style-name="Normal" style:family="paragraph">
      <style:paragraph-properties fo:text-align="justify" fo:line-height="150%"/>
    </style:style>
    <style:style style:name="T59" style:parent-style-name="Fonteparág.padrão" style:family="text">
      <style:text-properties style:font-name="Cambria" style:font-name-asian="Cambria" style:font-name-complex="Cambria"/>
    </style:style>
    <style:style style:name="T6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1" style:parent-style-name="Fonteparág.padrão" style:family="text">
      <style:text-properties style:font-name="Cambria" style:font-name-asian="Cambria" style:font-name-complex="Cambria"/>
    </style:style>
    <style:style style:name="T62" style:parent-style-name="Fonteparág.padrão" style:family="text">
      <style:text-properties style:font-name="Cambria" style:font-name-asian="Cambria" style:font-name-complex="Cambria"/>
    </style:style>
    <style:style style:name="T6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6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70" style:parent-style-name="Fonteparág.padrão" style:family="text">
      <style:text-properties style:font-name="Cambria" style:font-name-asian="Cambria" style:font-name-complex="Cambria"/>
    </style:style>
    <style:style style:name="T71" style:parent-style-name="Fonteparág.padrão" style:family="text">
      <style:text-properties style:font-name="Cambria" style:font-name-asian="Cambria" style:font-name-complex="Cambria"/>
    </style:style>
    <style:style style:name="P72" style:parent-style-name="Normal" style:family="paragraph">
      <style:paragraph-properties fo:line-height="150%"/>
    </style:style>
    <style:style style:name="T7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74" style:parent-style-name="Normal" style:family="paragraph">
      <style:paragraph-properties fo:text-align="justify" fo:line-height="150%"/>
    </style:style>
    <style:style style:name="T75" style:parent-style-name="Fonteparág.padrão" style:family="text">
      <style:text-properties style:font-name="Cambria" style:font-name-asian="Cambria" style:font-name-complex="Cambria"/>
    </style:style>
    <style:style style:name="T76" style:parent-style-name="Fonteparág.padrão" style:family="text">
      <style:text-properties style:font-name="Cambria" style:font-name-asian="Cambria" style:font-name-complex="Cambria"/>
    </style:style>
    <style:style style:name="P77" style:parent-style-name="Normal" style:family="paragraph">
      <style:paragraph-properties fo:text-align="justify" fo:line-height="150%"/>
    </style:style>
    <style:style style:name="T78" style:parent-style-name="Fonteparág.padrão" style:family="text">
      <style:text-properties style:font-name="Cambria" style:font-name-asian="Cambria" style:font-name-complex="Cambria"/>
    </style:style>
    <style:style style:name="T79" style:parent-style-name="Fonteparág.padrão" style:family="text">
      <style:text-properties style:font-name="Cambria" style:font-name-asian="Cambria" style:font-name-complex="Cambria"/>
    </style:style>
    <style:style style:name="P80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81" style:parent-style-name="Normal" style:family="paragraph">
      <style:paragraph-properties fo:line-height="150%"/>
    </style:style>
    <style:style style:name="T8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3" style:parent-style-name="Normal" style:family="paragraph">
      <style:paragraph-properties fo:text-align="justify" fo:line-height="150%"/>
    </style:style>
    <style:style style:name="T84" style:parent-style-name="Fonteparág.padrão" style:family="text">
      <style:text-properties style:font-name="Cambria" style:font-name-asian="Cambria" style:font-name-complex="Cambria"/>
    </style:style>
    <style:style style:name="T85" style:parent-style-name="Fonteparág.padrão" style:family="text">
      <style:text-properties style:font-name="Cambria" style:font-name-asian="Cambria" style:font-name-complex="Cambria"/>
    </style:style>
    <style:style style:name="T86" style:parent-style-name="Fonteparág.padrão" style:family="text">
      <style:text-properties style:font-name="Cambria" style:font-name-asian="Cambria" style:font-name-complex="Cambria"/>
    </style:style>
    <style:style style:name="P87" style:parent-style-name="Normal" style:family="paragraph">
      <style:paragraph-properties fo:text-align="justify" fo:line-height="150%"/>
    </style:style>
    <style:style style:name="T88" style:parent-style-name="Fonteparág.padrão" style:family="text">
      <style:text-properties style:font-name="Cambria" style:font-name-asian="Cambria" style:font-name-complex="Cambria"/>
    </style:style>
    <style:style style:name="T89" style:parent-style-name="Fonteparág.padrão" style:family="text">
      <style:text-properties style:font-name="Cambria" style:font-name-asian="Cambria" style:font-name-complex="Cambria"/>
    </style:style>
    <style:style style:name="T90" style:parent-style-name="Fonteparág.padrão" style:family="text">
      <style:text-properties style:font-name="Cambria" style:font-name-asian="Cambria" style:font-name-complex="Cambria"/>
    </style:style>
    <style:style style:name="P91" style:parent-style-name="Normal" style:family="paragraph">
      <style:paragraph-properties fo:text-align="justify" fo:line-height="150%"/>
      <style:text-properties style:font-name="Cambria"/>
    </style:style>
    <style:style style:name="P92" style:parent-style-name="Normal" style:family="paragraph">
      <style:paragraph-properties fo:line-height="150%"/>
    </style:style>
    <style:style style:name="T93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94" style:parent-style-name="Normal" style:family="paragraph">
      <style:paragraph-properties fo:line-height="150%"/>
      <style:text-properties style:font-name="Cambria"/>
    </style:style>
    <style:style style:name="P95" style:parent-style-name="Normal" style:family="paragraph">
      <style:paragraph-properties fo:line-height="150%"/>
    </style:style>
    <style:style style:name="T9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97" style:parent-style-name="Normal" style:family="paragraph">
      <style:paragraph-properties fo:line-height="150%"/>
      <style:text-properties style:font-name="Cambria"/>
    </style:style>
    <style:style style:name="P98" style:parent-style-name="Normal" style:family="paragraph">
      <style:paragraph-properties fo:line-height="150%"/>
      <style:text-properties style:font-name="Cambria" style:font-name-asian="Cambria" fo:font-weight="bold" style:font-weight-asian="bold"/>
    </style:style>
    <style:style style:name="P99" style:parent-style-name="Normal" style:family="paragraph">
      <style:paragraph-properties fo:text-align="justify" fo:line-height="150%"/>
    </style:style>
    <style:style style:name="T100" style:parent-style-name="Forte" style:family="text">
      <style:text-properties style:font-name="Cambria" fo:font-weight="normal" style:font-weight-asian="normal"/>
    </style:style>
    <style:style style:name="T101" style:parent-style-name="Forte" style:family="text">
      <style:text-properties style:font-name="Cambria" fo:font-weight="normal" style:font-weight-asian="normal"/>
    </style:style>
    <style:style style:name="T102" style:parent-style-name="Forte" style:family="text">
      <style:text-properties style:font-name="Cambria" fo:font-weight="normal" style:font-weight-asian="normal" fo:font-style="italic" style:font-style-asian="italic"/>
    </style:style>
    <style:style style:name="T103" style:parent-style-name="Forte" style:family="text">
      <style:text-properties style:font-name="Cambria" fo:font-weight="normal" style:font-weight-asian="normal"/>
    </style:style>
    <style:style style:name="T104" style:parent-style-name="Fonteparág.padrão" style:family="text">
      <style:text-properties style:font-name="Cambria"/>
    </style:style>
    <style:style style:name="T105" style:parent-style-name="Fonteparág.padrão" style:family="text">
      <style:text-properties style:font-name="Cambria"/>
    </style:style>
    <style:style style:name="P106" style:parent-style-name="Normal" style:family="paragraph">
      <style:paragraph-properties fo:text-align="justify" fo:line-height="150%"/>
    </style:style>
    <style:style style:name="P107" style:parent-style-name="Normal" style:family="paragraph">
      <style:paragraph-properties fo:line-height="150%"/>
    </style:style>
    <style:style style:name="T10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09" style:parent-style-name="Normal" style:family="paragraph">
      <style:paragraph-properties fo:line-height="150%"/>
      <style:text-properties style:font-name="Cambria"/>
    </style:style>
    <style:style style:name="P110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11" style:parent-style-name="Normal" style:family="paragraph">
      <style:paragraph-properties fo:line-height="150%"/>
    </style:style>
    <style:style style:name="T112" style:parent-style-name="Fonteparág.padrão" style:family="text">
      <style:text-properties style:font-name="Cambria" style:font-name-asian="Cambria" style:font-name-complex="Cambria"/>
    </style:style>
    <style:style style:name="T11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14" style:parent-style-name="Fonteparág.padrão" style:family="text">
      <style:text-properties style:font-name="Cambria" style:font-name-asian="Cambria" style:font-name-complex="Cambria"/>
    </style:style>
    <style:style style:name="T115" style:parent-style-name="Fonteparág.padrão" style:family="text">
      <style:text-properties style:font-name="Cambria" style:font-name-asian="Cambria" style:font-name-complex="Cambria"/>
    </style:style>
    <style:style style:name="T11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17" style:parent-style-name="Fonteparág.padrão" style:family="text">
      <style:text-properties style:font-name="Cambria" style:font-name-asian="Cambria" style:font-name-complex="Cambria"/>
    </style:style>
    <style:style style:name="P118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19" style:parent-style-name="Normal" style:family="paragraph">
      <style:paragraph-properties fo:line-height="150%"/>
    </style:style>
    <style:style style:name="T12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2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22" style:parent-style-name="Normal" style:family="paragraph">
      <style:paragraph-properties fo:line-height="150%"/>
    </style:style>
    <style:style style:name="T123" style:parent-style-name="Fonteparág.padrão" style:family="text">
      <style:text-properties style:font-name="Cambria" style:font-name-asian="Cambria" style:font-name-complex="Cambria"/>
    </style:style>
    <style:style style:name="T12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25" style:parent-style-name="Fonteparág.padrão" style:family="text">
      <style:text-properties style:font-name="Cambria" style:font-name-asian="Cambria" style:font-name-complex="Cambria"/>
    </style:style>
    <style:style style:name="T12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27" style:parent-style-name="Fonteparág.padrão" style:family="text">
      <style:text-properties style:font-name="Cambria" style:font-name-asian="Cambria" style:font-name-complex="Cambria"/>
    </style:style>
    <style:style style:name="T128" style:parent-style-name="Fonteparág.padrão" style:family="text">
      <style:text-properties style:font-name="Cambria" style:font-name-asian="Cambria" style:font-name-complex="Cambria"/>
    </style:style>
    <style:style style:name="T12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30" style:parent-style-name="Fonteparág.padrão" style:family="text">
      <style:text-properties style:font-name="Cambria" style:font-name-asian="Cambria" style:font-name-complex="Cambria"/>
    </style:style>
    <style:style style:name="T13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32" style:parent-style-name="Fonteparág.padrão" style:family="text">
      <style:text-properties style:font-name="Cambria" style:font-name-asian="Cambria" style:font-name-complex="Cambria"/>
    </style:style>
    <style:style style:name="P133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34" style:parent-style-name="Normal" style:family="paragraph">
      <style:paragraph-properties fo:line-height="150%"/>
    </style:style>
    <style:style style:name="T13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36" style:parent-style-name="Normal" style:family="paragraph">
      <style:paragraph-properties fo:line-height="150%"/>
    </style:style>
    <style:style style:name="T137" style:parent-style-name="Fonteparág.padrão" style:family="text">
      <style:text-properties style:font-name="Cambria" style:font-name-asian="Cambria" style:font-name-complex="Cambria"/>
    </style:style>
    <style:style style:name="P138" style:parent-style-name="Normal" style:family="paragraph">
      <style:paragraph-properties fo:line-height="150%"/>
    </style:style>
    <style:style style:name="T13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14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141" style:parent-style-name="Normal" style:family="paragraph">
      <style:paragraph-properties fo:line-height="150%"/>
    </style:style>
    <style:style style:name="T142" style:parent-style-name="Fonteparág.padrão" style:family="text">
      <style:text-properties style:font-name="Cambria" style:font-name-asian="Cambria" style:font-name-complex="Cambria"/>
    </style:style>
    <style:style style:name="T143" style:parent-style-name="Fonteparág.padrão" style:family="text">
      <style:text-properties style:font-name="Cambria" style:font-name-asian="Cambria" style:font-name-complex="Cambria"/>
    </style:style>
    <style:style style:name="P144" style:parent-style-name="Normal" style:family="paragraph">
      <style:paragraph-properties fo:line-height="150%"/>
    </style:style>
    <style:style style:name="T145" style:parent-style-name="Fonteparág.padrão" style:family="text">
      <style:text-properties style:font-name="Cambria" style:font-name-asian="Cambria" style:font-name-complex="Cambria"/>
    </style:style>
    <style:style style:name="P146" style:parent-style-name="Normal" style:family="paragraph">
      <style:paragraph-properties fo:line-height="150%"/>
    </style:style>
    <style:style style:name="T147" style:parent-style-name="Fonteparág.padrão" style:family="text">
      <style:text-properties style:font-name="Cambria"/>
    </style:style>
    <style:style style:name="P148" style:parent-style-name="Normal" style:family="paragraph">
      <style:paragraph-properties fo:line-height="150%"/>
      <style:text-properties style:font-name="Cambria"/>
    </style:style>
    <style:style style:name="P149" style:parent-style-name="Normal" style:family="paragraph">
      <style:paragraph-properties fo:line-height="150%"/>
    </style:style>
    <style:style style:name="T150" style:parent-style-name="Fonteparág.padrão" style:family="text">
      <style:text-properties style:font-name="Cambria" style:font-name-asian="Cambria" style:font-name-complex="Cambria"/>
    </style:style>
    <style:style style:name="T15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2" style:parent-style-name="Fonteparág.padrão" style:family="text">
      <style:text-properties style:font-name="Cambria" style:font-name-asian="Cambria" style:font-name-complex="Cambria"/>
    </style:style>
    <style:style style:name="T15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4" style:parent-style-name="Fonteparág.padrão" style:family="text">
      <style:text-properties style:font-name="Cambria" style:font-name-asian="Cambria" style:font-name-complex="Cambria"/>
    </style:style>
    <style:style style:name="T15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6" style:parent-style-name="Fonteparág.padrão" style:family="text">
      <style:text-properties style:font-name="Cambria" style:font-name-asian="Cambria" style:font-name-complex="Cambria"/>
    </style:style>
    <style:style style:name="T15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58" style:parent-style-name="Fonteparág.padrão" style:family="text">
      <style:text-properties style:font-name="Cambria" style:font-name-asian="Cambria" style:font-name-complex="Cambria"/>
    </style:style>
    <style:style style:name="T15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0" style:parent-style-name="Fonteparág.padrão" style:family="text">
      <style:text-properties style:font-name="Cambria" style:font-name-asian="Cambria" style:font-name-complex="Cambria"/>
    </style:style>
    <style:style style:name="T16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2" style:parent-style-name="Fonteparág.padrão" style:family="text">
      <style:text-properties style:font-name="Cambria" style:font-name-asian="Cambria" style:font-name-complex="Cambria"/>
    </style:style>
    <style:style style:name="T16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4" style:parent-style-name="Fonteparág.padrão" style:family="text">
      <style:text-properties style:font-name="Cambria" style:font-name-asian="Cambria" style:font-name-complex="Cambria"/>
    </style:style>
    <style:style style:name="T16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6" style:parent-style-name="Fonteparág.padrão" style:family="text">
      <style:text-properties style:font-name="Cambria" style:font-name-asian="Cambria" style:font-name-complex="Cambria"/>
    </style:style>
    <style:style style:name="P167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68" style:parent-style-name="Normal" style:family="paragraph">
      <style:paragraph-properties fo:line-height="150%"/>
    </style:style>
    <style:style style:name="T16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70" style:parent-style-name="Normal" style:family="paragraph">
      <style:paragraph-properties fo:line-height="150%"/>
      <style:text-properties style:font-name="Cambria"/>
    </style:style>
    <style:style style:name="P171" style:parent-style-name="Normal" style:family="paragraph">
      <style:paragraph-properties fo:line-height="150%"/>
    </style:style>
    <style:style style:name="T17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7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74" style:parent-style-name="Normal" style:family="paragraph">
      <style:paragraph-properties fo:line-height="150%"/>
      <style:text-properties style:font-name="Cambria"/>
    </style:style>
    <style:style style:name="P175" style:parent-style-name="Normal" style:family="paragraph">
      <style:paragraph-properties fo:line-height="150%"/>
    </style:style>
    <style:style style:name="T17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77" style:parent-style-name="Normal" style:family="paragraph">
      <style:paragraph-properties fo:line-height="150%"/>
      <style:text-properties style:font-name="Cambria"/>
    </style:style>
    <style:style style:name="P178" style:parent-style-name="Normal" style:family="paragraph">
      <style:paragraph-properties fo:line-height="150%"/>
    </style:style>
    <style:style style:name="T17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80" style:parent-style-name="Normal" style:family="paragraph">
      <style:paragraph-properties fo:line-height="150%"/>
    </style:style>
    <style:style style:name="T181" style:parent-style-name="Fonteparág.padrão" style:family="text">
      <style:text-properties style:font-name="Cambria" style:font-name-asian="Cambria" style:font-name-complex="Cambria"/>
    </style:style>
    <style:style style:name="P182" style:parent-style-name="Normal" style:family="paragraph">
      <style:paragraph-properties fo:line-height="150%"/>
    </style:style>
    <style:style style:name="T183" style:parent-style-name="Fonteparág.padrão" style:family="text">
      <style:text-properties style:font-name="Cambria" style:font-name-asian="Cambria" style:font-name-complex="Cambria"/>
    </style:style>
    <style:style style:name="T18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85" style:parent-style-name="Normal" style:family="paragraph">
      <style:paragraph-properties fo:text-align="justify" fo:line-height="150%"/>
    </style:style>
    <style:style style:name="T18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8" style:parent-style-name="Fonteparág.padrão" style:family="text">
      <style:text-properties style:font-name="Cambria" style:font-name-asian="Cambria" style:font-name-complex="Cambria"/>
    </style:style>
    <style:style style:name="T189" style:parent-style-name="Fonteparág.padrão" style:family="text">
      <style:text-properties style:font-name="Cambria" style:font-name-asian="Cambria" style:font-name-complex="Cambria"/>
    </style:style>
    <style:style style:name="P190" style:parent-style-name="Normal" style:family="paragraph">
      <style:paragraph-properties fo:text-align="justify" fo:line-height="150%"/>
    </style:style>
    <style:style style:name="T191" style:parent-style-name="Fonteparág.padrão" style:family="text">
      <style:text-properties style:font-name="Cambria" style:font-name-asian="Cambria" style:font-name-complex="Cambria"/>
    </style:style>
    <style:style style:name="T19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9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94" style:parent-style-name="Fonteparág.padrão" style:family="text">
      <style:text-properties style:font-name="Cambria" style:font-name-asian="Cambria" style:font-name-complex="Cambria"/>
    </style:style>
    <style:style style:name="P195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196" style:parent-style-name="Normal" style:family="paragraph">
      <style:paragraph-properties fo:line-height="150%"/>
    </style:style>
    <style:style style:name="T19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98" style:parent-style-name="Normal" style:family="paragraph">
      <style:paragraph-properties fo:line-height="150%"/>
    </style:style>
    <style:style style:name="T199" style:parent-style-name="Fonteparág.padrão" style:family="text">
      <style:text-properties style:font-name="Cambria" style:font-name-asian="Cambria" style:font-name-complex="Cambria"/>
    </style:style>
    <style:style style:name="P200" style:parent-style-name="Normal" style:family="paragraph">
      <style:paragraph-properties fo:line-height="150%"/>
    </style:style>
    <style:style style:name="T201" style:parent-style-name="Fonteparág.padrão" style:family="text">
      <style:text-properties style:font-name="Cambria"/>
    </style:style>
    <style:style style:name="P202" style:parent-style-name="Normal" style:family="paragraph">
      <style:paragraph-properties fo:text-align="justify" fo:line-height="150%"/>
    </style:style>
    <style:style style:name="T203" style:parent-style-name="Fonteparág.padrão" style:family="text">
      <style:text-properties style:font-name="Cambria" style:font-name-asian="Cambria" style:font-name-complex="Cambria"/>
    </style:style>
    <style:style style:name="P204" style:parent-style-name="Normal" style:family="paragraph">
      <style:paragraph-properties fo:text-align="justify" fo:line-height="150%"/>
    </style:style>
    <style:style style:name="T205" style:parent-style-name="Fonteparág.padrão" style:family="text">
      <style:text-properties style:font-name="Cambria"/>
    </style:style>
    <style:style style:name="P206" style:parent-style-name="Normal" style:family="paragraph">
      <style:paragraph-properties fo:text-align="justify" fo:line-height="150%"/>
    </style:style>
    <style:style style:name="T207" style:parent-style-name="Fonteparág.padrão" style:family="text">
      <style:text-properties style:font-name="Cambria" style:font-name-asian="Cambria" style:font-name-complex="Cambria"/>
    </style:style>
    <style:style style:name="T20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09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1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11" style:parent-style-name="Normal" style:family="paragraph">
      <style:paragraph-properties fo:text-align="justify" fo:line-height="150%"/>
    </style:style>
    <style:style style:name="T21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3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1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15" style:parent-style-name="Normal" style:family="paragraph">
      <style:paragraph-properties fo:text-align="justify" fo:line-height="150%"/>
    </style:style>
    <style:style style:name="T21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17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1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19" style:parent-style-name="Normal" style:family="paragraph">
      <style:paragraph-properties fo:text-align="justify" fo:line-height="150%"/>
    </style:style>
    <style:style style:name="T22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2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22" style:parent-style-name="Normal" style:family="paragraph">
      <style:paragraph-properties fo:text-align="justify" fo:line-height="150%"/>
    </style:style>
    <style:style style:name="T22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24" style:parent-style-name="Normal" style:family="paragraph">
      <style:paragraph-properties fo:text-align="justify" fo:line-height="150%"/>
    </style:style>
    <style:style style:name="T22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26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2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28" style:parent-style-name="Normal" style:family="paragraph">
      <style:paragraph-properties fo:text-align="justify" fo:line-height="150%"/>
    </style:style>
    <style:style style:name="T22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3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31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3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33" style:parent-style-name="Fonteparág.padrão" style:family="text">
      <style:text-properties style:font-name="Cambria" style:font-name-asian="Cambria" style:font-name-complex="Cambria"/>
    </style:style>
    <style:style style:name="P234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 fo:background-color="#FFFF00"/>
    </style:style>
    <style:style style:name="P235" style:parent-style-name="Normal" style:family="paragraph">
      <style:paragraph-properties fo:line-height="150%"/>
      <style:text-properties style:font-name-asian="Cambria" fo:font-weight="bold" style:font-weight-asian="bold"/>
    </style:style>
    <style:style style:name="P236" style:parent-style-name="Normal" style:family="paragraph">
      <style:paragraph-properties fo:line-height="150%"/>
    </style:style>
    <style:style style:name="T237" style:parent-style-name="Fonteparág.padrão" style:family="text">
      <style:text-properties style:font-name="Cambria"/>
    </style:style>
    <style:style style:name="T238" style:parent-style-name="Fonteparág.padrão" style:family="text">
      <style:text-properties style:font-name="Cambria"/>
    </style:style>
    <style:style style:name="T239" style:parent-style-name="Fonteparág.padrão" style:family="text">
      <style:text-properties style:font-name="Cambria" fo:font-style="italic" style:font-style-asian="italic"/>
    </style:style>
    <style:style style:name="T240" style:parent-style-name="Fonteparág.padrão" style:family="text">
      <style:text-properties style:font-name="Cambria" fo:font-style="italic" style:font-style-asian="italic"/>
    </style:style>
    <style:style style:name="T241" style:parent-style-name="Fonteparág.padrão" style:family="text">
      <style:text-properties style:font-name="Cambria"/>
    </style:style>
    <style:style style:name="P242" style:parent-style-name="Normal" style:family="paragraph">
      <style:paragraph-properties fo:line-height="150%"/>
      <style:text-properties style:font-name="Cambria"/>
    </style:style>
    <style:style style:name="P243" style:parent-style-name="Normal" style:family="paragraph">
      <style:paragraph-properties fo:line-height="150%"/>
      <style:text-properties style:font-name="Cambria" fo:font-weight="bold" style:font-weight-asian="bold"/>
    </style:style>
    <style:style style:name="P244" style:parent-style-name="Normal" style:family="paragraph">
      <style:paragraph-properties fo:line-height="150%"/>
      <style:text-properties style:font-name="Cambria"/>
    </style:style>
    <style:style style:name="P245" style:parent-style-name="Normal" style:family="paragraph">
      <style:paragraph-properties fo:line-height="150%"/>
    </style:style>
    <style:style style:name="T24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47" style:parent-style-name="Normal" style:family="paragraph">
      <style:paragraph-properties fo:line-height="150%"/>
    </style:style>
    <style:style style:name="T248" style:parent-style-name="Fonteparág.padrão" style:family="text">
      <style:text-properties style:font-name="Cambria" style:font-name-asian="Cambria" style:font-name-complex="Cambria"/>
    </style:style>
    <style:style style:name="T249" style:parent-style-name="Fonteparág.padrão" style:family="text">
      <style:text-properties style:font-name="Cambria" style:font-name-asian="Cambria" style:font-name-complex="Cambria"/>
    </style:style>
    <style:style style:name="P250" style:parent-style-name="Normal" style:family="paragraph">
      <style:paragraph-properties fo:line-height="150%"/>
    </style:style>
    <style:style style:name="T251" style:parent-style-name="Fonteparág.padrão" style:family="text">
      <style:text-properties style:font-name="Cambria"/>
    </style:style>
    <style:style style:name="P252" style:parent-style-name="Normal" style:family="paragraph">
      <style:paragraph-properties fo:line-height="150%"/>
    </style:style>
    <style:style style:name="T253" style:parent-style-name="Fonteparág.padrão" style:family="text">
      <style:text-properties style:font-name="Cambria" style:font-name-asian="Calibri" style:font-name-complex="Calibri"/>
    </style:style>
    <style:style style:name="T254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55" style:parent-style-name="Fonteparág.padrão" style:family="text">
      <style:text-properties style:font-name="Cambria" style:font-name-asian="Calibri" style:font-name-complex="Calibri"/>
    </style:style>
    <style:style style:name="T256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57" style:parent-style-name="Fonteparág.padrão" style:family="text">
      <style:text-properties style:font-name="Cambria" style:font-name-asian="Calibri" style:font-name-complex="Calibri"/>
    </style:style>
    <style:style style:name="T258" style:parent-style-name="Fonteparág.padrão" style:family="text">
      <style:text-properties style:font-name="Cambria" style:font-name-asian="Calibri" style:font-name-complex="Calibri" fo:font-style="italic" style:font-style-asian="italic"/>
    </style:style>
    <style:style style:name="T259" style:parent-style-name="Fonteparág.padrão" style:family="text">
      <style:text-properties style:font-name="Cambria" style:font-name-asian="Calibri" style:font-name-complex="Calibri"/>
    </style:style>
    <style:style style:name="P260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/>
    </style:style>
    <style:style style:name="P261" style:parent-style-name="Normal" style:family="paragraph">
      <style:paragraph-properties fo:line-height="150%"/>
    </style:style>
    <style:style style:name="T26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63" style:parent-style-name="Normal" style:family="paragraph">
      <style:paragraph-properties fo:line-height="150%"/>
      <style:text-properties style:font-name="Cambria"/>
    </style:style>
    <style:style style:name="P264" style:parent-style-name="Normal" style:family="paragraph">
      <style:paragraph-properties fo:line-height="150%"/>
    </style:style>
    <style:style style:name="T26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66" style:parent-style-name="Normal" style:family="paragraph">
      <style:paragraph-properties fo:line-height="150%"/>
      <style:text-properties style:font-name="Cambria"/>
    </style:style>
    <style:style style:name="P267" style:parent-style-name="Normal" style:family="paragraph">
      <style:paragraph-properties fo:line-height="150%"/>
    </style:style>
    <style:style style:name="T26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69" style:parent-style-name="Normal" style:family="paragraph">
      <style:paragraph-properties fo:line-height="150%"/>
      <style:text-properties style:font-name="Cambria"/>
    </style:style>
    <style:style style:name="P270" style:parent-style-name="Normal" style:family="paragraph">
      <style:paragraph-properties fo:line-height="150%"/>
    </style:style>
    <style:style style:name="T27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27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73" style:parent-style-name="Normal" style:family="paragraph">
      <style:paragraph-properties fo:line-height="150%"/>
      <style:text-properties style:font-name="Cambria"/>
    </style:style>
    <style:style style:name="P274" style:parent-style-name="Normal" style:family="paragraph">
      <style:paragraph-properties fo:line-height="150%"/>
    </style:style>
    <style:style style:name="T275" style:parent-style-name="Fonteparág.padrão" style:family="text">
      <style:text-properties style:font-name="Cambria" fo:font-weight="bold" style:font-weight-asian="bold"/>
    </style:style>
    <style:style style:name="P276" style:parent-style-name="Normal" style:family="paragraph">
      <style:paragraph-properties fo:line-height="150%"/>
      <style:text-properties style:font-name="Cambria"/>
    </style:style>
    <style:style style:name="P277" style:parent-style-name="Normal" style:family="paragraph">
      <style:paragraph-properties fo:line-height="150%"/>
    </style:style>
    <style:style style:name="T27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79" style:parent-style-name="Normal" style:family="paragraph">
      <style:paragraph-properties fo:line-height="150%"/>
      <style:text-properties style:font-name="Cambria"/>
    </style:style>
    <style:style style:name="P280" style:parent-style-name="Normal" style:family="paragraph">
      <style:paragraph-properties fo:line-height="150%"/>
    </style:style>
    <style:style style:name="T281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82" style:parent-style-name="Normal" style:family="paragraph">
      <style:paragraph-properties fo:text-align="justify" fo:line-height="150%"/>
    </style:style>
    <style:style style:name="T283" style:parent-style-name="Fonteparág.padrão" style:family="text">
      <style:text-properties style:font-name="Cambria" style:font-name-asian="Cambria" style:font-name-complex="Cambria"/>
    </style:style>
    <style:style style:name="T284" style:parent-style-name="Fonteparág.padrão" style:family="text">
      <style:text-properties style:font-name="Cambria" style:font-name-asian="Cambria" style:font-name-complex="Cambria"/>
    </style:style>
    <style:style style:name="P285" style:parent-style-name="Normal" style:family="paragraph">
      <style:paragraph-properties fo:line-height="150%"/>
    </style:style>
    <style:style style:name="T286" style:parent-style-name="Fonteparág.padrão" style:family="text">
      <style:text-properties style:font-name="Cambria"/>
    </style:style>
    <style:style style:name="P287" style:parent-style-name="Normal" style:family="paragraph">
      <style:paragraph-properties fo:line-height="150%"/>
    </style:style>
    <style:style style:name="T288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289" style:parent-style-name="Normal" style:family="paragraph">
      <style:paragraph-properties fo:line-height="150%"/>
    </style:style>
    <style:style style:name="T290" style:parent-style-name="Fonteparág.padrão" style:family="text">
      <style:text-properties style:font-name="Cambria" style:font-name-asian="Cambria" style:font-name-complex="Cambria" fo:language="en" fo:country="US"/>
    </style:style>
    <style:style style:name="T29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92" style:parent-style-name="Normal" style:family="paragraph">
      <style:paragraph-properties fo:line-height="150%"/>
    </style:style>
    <style:style style:name="T29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94" style:parent-style-name="Normal" style:family="paragraph">
      <style:paragraph-properties fo:line-height="150%"/>
    </style:style>
    <style:style style:name="T29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9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97" style:parent-style-name="Normal" style:family="paragraph">
      <style:paragraph-properties fo:line-height="150%"/>
    </style:style>
    <style:style style:name="T29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9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0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01" style:parent-style-name="Normal" style:family="paragraph">
      <style:paragraph-properties fo:line-height="150%"/>
    </style:style>
    <style:style style:name="T30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03" style:parent-style-name="Normal" style:family="paragraph">
      <style:paragraph-properties fo:line-height="150%"/>
    </style:style>
    <style:style style:name="T30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0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06" style:parent-style-name="Normal" style:family="paragraph">
      <style:paragraph-properties fo:line-height="150%"/>
    </style:style>
    <style:style style:name="T30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0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09" style:parent-style-name="Normal" style:family="paragraph">
      <style:paragraph-properties fo:line-height="150%"/>
    </style:style>
    <style:style style:name="T31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11" style:parent-style-name="Normal" style:family="paragraph">
      <style:paragraph-properties fo:line-height="150%"/>
    </style:style>
    <style:style style:name="T31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13" style:parent-style-name="Normal" style:family="paragraph">
      <style:paragraph-properties fo:line-height="150%"/>
    </style:style>
    <style:style style:name="T31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1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16" style:parent-style-name="Normal" style:family="paragraph">
      <style:paragraph-properties fo:line-height="150%"/>
    </style:style>
    <style:style style:name="T31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1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19" style:parent-style-name="Normal" style:family="paragraph">
      <style:paragraph-properties fo:line-height="150%"/>
    </style:style>
    <style:style style:name="T32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2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22" style:parent-style-name="Normal" style:family="paragraph">
      <style:paragraph-properties fo:line-height="150%"/>
    </style:style>
    <style:style style:name="T32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24" style:parent-style-name="Normal" style:family="paragraph">
      <style:paragraph-properties fo:line-height="150%"/>
    </style:style>
    <style:style style:name="T32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26" style:parent-style-name="Normal" style:family="paragraph">
      <style:paragraph-properties fo:line-height="150%"/>
    </style:style>
    <style:style style:name="T32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28" style:parent-style-name="Fonteparág.padrão" style:family="text">
      <style:text-properties style:font-name="Cambria" style:font-name-asian="Cambria" style:font-name-complex="Cambria" fo:language="en" fo:country="US"/>
    </style:style>
    <style:style style:name="P329" style:parent-style-name="Normal" style:family="paragraph">
      <style:paragraph-properties fo:line-height="150%"/>
    </style:style>
    <style:style style:name="T330" style:parent-style-name="Fonteparág.padrão" style:family="text">
      <style:text-properties style:font-name="Cambria" style:font-name-asian="Cambria" style:font-name-complex="Cambria" fo:language="en" fo:country="US"/>
    </style:style>
    <style:style style:name="T33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32" style:parent-style-name="Fonteparág.padrão" style:family="text">
      <style:text-properties style:font-name="Cambria" style:font-name-asian="Cambria" style:font-name-complex="Cambria" fo:language="en" fo:country="US"/>
    </style:style>
    <style:style style:name="P333" style:parent-style-name="Normal" style:family="paragraph">
      <style:paragraph-properties fo:text-align="justify" fo:line-height="150%"/>
    </style:style>
    <style:style style:name="T334" style:parent-style-name="Fonteparág.padrão" style:family="text">
      <style:text-properties style:font-name="Cambria" style:font-name-asian="Cambria" style:font-name-complex="Cambria" fo:language="en" fo:country="US"/>
    </style:style>
    <style:style style:name="T33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36" style:parent-style-name="Fonteparág.padrão" style:family="text">
      <style:text-properties style:font-name="Cambria" style:font-name-asian="Cambria" style:font-name-complex="Cambria" fo:language="en" fo:country="US"/>
    </style:style>
    <style:style style:name="P337" style:parent-style-name="Normal" style:family="paragraph">
      <style:paragraph-properties fo:text-align="justify" fo:line-height="150%"/>
    </style:style>
    <style:style style:name="T338" style:parent-style-name="Fonteparág.padrão" style:family="text">
      <style:text-properties style:font-name="Cambria" style:font-name-asian="Calibri" style:font-name-complex="Calibri" fo:language="en" fo:country="US"/>
    </style:style>
    <style:style style:name="T339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40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41" style:parent-style-name="Fonteparág.padrão" style:family="text">
      <style:text-properties style:font-name="Cambria" style:font-name-asian="Calibri" style:font-name-complex="Calibri" fo:language="en" fo:country="US"/>
    </style:style>
    <style:style style:name="P342" style:parent-style-name="Normal" style:family="paragraph">
      <style:paragraph-properties fo:text-align="justify" fo:line-height="150%"/>
    </style:style>
    <style:style style:name="T343" style:parent-style-name="Fonteparág.padrão" style:family="text">
      <style:text-properties style:font-name="Cambria" style:font-name-asian="Calibri" style:font-name-complex="Calibri" fo:language="en" fo:country="US"/>
    </style:style>
    <style:style style:name="T344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45" style:parent-style-name="Fonteparág.padrão" style:family="text">
      <style:text-properties style:font-name="Cambria" style:font-name-asian="Calibri" style:font-name-complex="Calibri" fo:language="en" fo:country="US"/>
    </style:style>
    <style:style style:name="P346" style:parent-style-name="Normal" style:family="paragraph">
      <style:paragraph-properties fo:text-align="justify" fo:line-height="150%"/>
    </style:style>
    <style:style style:name="T347" style:parent-style-name="Fonteparág.padrão" style:family="text">
      <style:text-properties style:font-name="Cambria" style:font-name-asian="Calibri" style:font-name-complex="Calibri" fo:language="en" fo:country="US"/>
    </style:style>
    <style:style style:name="T348" style:parent-style-name="Fonteparág.padrão" style:family="text">
      <style:text-properties style:font-name="Cambria" style:font-name-asian="Calibri" style:font-name-complex="Calibri" fo:language="en" fo:country="US"/>
    </style:style>
    <style:style style:name="T349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50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51" style:parent-style-name="Fonteparág.padrão" style:family="text">
      <style:text-properties style:font-name="Cambria" style:font-name-asian="Calibri" style:font-name-complex="Calibri" fo:language="en" fo:country="US"/>
    </style:style>
    <style:style style:name="T35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53" style:parent-style-name="Fonteparág.padrão" style:family="text">
      <style:text-properties style:font-name="Cambria" style:font-name-asian="Calibri" style:font-name-complex="Calibri" fo:language="en" fo:country="US"/>
    </style:style>
    <style:style style:name="P354" style:parent-style-name="Normal" style:family="paragraph">
      <style:paragraph-properties fo:text-align="justify" fo:line-height="150%"/>
    </style:style>
    <style:style style:name="T355" style:parent-style-name="Fonteparág.padrão" style:family="text">
      <style:text-properties style:font-name="Cambria" style:font-name-asian="Calibri" style:font-name-complex="Calibri" fo:language="en" fo:country="US"/>
    </style:style>
    <style:style style:name="T356" style:parent-style-name="Fonteparág.padrão" style:family="text">
      <style:text-properties style:font-name="Cambria" style:font-name-asian="Calibri" style:font-name-complex="Calibri" fo:language="en" fo:country="US"/>
    </style:style>
    <style:style style:name="T357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58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P359" style:parent-style-name="Normal" style:family="paragraph">
      <style:paragraph-properties fo:text-align="justify" fo:line-height="150%"/>
    </style:style>
    <style:style style:name="T360" style:parent-style-name="Fonteparág.padrão" style:family="text">
      <style:text-properties style:font-name="Cambria" style:font-name-asian="Calibri" style:font-name-complex="Calibri" fo:language="en" fo:country="US"/>
    </style:style>
    <style:style style:name="T361" style:parent-style-name="Fonteparág.padrão" style:family="text">
      <style:text-properties style:font-name="Cambria" style:font-name-asian="Calibri" style:font-name-complex="Calibri" fo:language="en" fo:country="US"/>
    </style:style>
    <style:style style:name="T36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63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64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P365" style:parent-style-name="Normal" style:family="paragraph">
      <style:paragraph-properties fo:line-height="150%"/>
    </style:style>
    <style:style style:name="T366" style:parent-style-name="Fonteparág.padrão" style:family="text">
      <style:text-properties style:font-name="Cambria" style:font-name-asian="Calibri" style:font-name-complex="Calibri" fo:language="en" fo:country="US"/>
    </style:style>
    <style:style style:name="T367" style:parent-style-name="Fonteparág.padrão" style:family="text">
      <style:text-properties style:font-name="Cambria" style:font-name-asian="Cambria" style:font-name-complex="Cambria" fo:language="en" fo:country="US"/>
    </style:style>
    <style:style style:name="P368" style:parent-style-name="Normal" style:family="paragraph">
      <style:paragraph-properties fo:line-height="150%"/>
    </style:style>
    <style:style style:name="T369" style:parent-style-name="Fonteparág.padrão" style:family="text">
      <style:text-properties style:font-name="Cambria" style:font-name-asian="Cambria" style:font-name-complex="Cambria" fo:language="en" fo:country="US"/>
    </style:style>
    <style:style style:name="P370" style:parent-style-name="Normal" style:family="paragraph">
      <style:paragraph-properties fo:line-height="150%"/>
    </style:style>
    <style:style style:name="T371" style:parent-style-name="Fonteparág.padrão" style:family="text">
      <style:text-properties style:font-name="Cambria" style:font-name-asian="Cambria" style:font-name-complex="Cambria" fo:language="en" fo:country="US"/>
    </style:style>
    <style:style style:name="T372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73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74" style:parent-style-name="Fonteparág.padrão" style:family="text">
      <style:text-properties style:font-name="Cambria" style:font-name-asian="Calibri" style:font-name-complex="Calibri" fo:language="en" fo:country="US"/>
    </style:style>
    <style:style style:name="P375" style:parent-style-name="Normal" style:family="paragraph">
      <style:paragraph-properties fo:line-height="150%"/>
    </style:style>
    <style:style style:name="T376" style:parent-style-name="Fonteparág.padrão" style:family="text">
      <style:text-properties style:font-name="Cambria" style:font-name-asian="Calibri" style:font-name-complex="Calibri" fo:language="en" fo:country="US"/>
    </style:style>
    <style:style style:name="T377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78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79" style:parent-style-name="Fonteparág.padrão" style:family="text">
      <style:text-properties style:font-name="Cambria" style:font-name-asian="Calibri" style:font-name-complex="Calibri" fo:font-weight="bold" style:font-weight-asian="bold" fo:font-style="italic" style:font-style-asian="italic" fo:language="en" fo:country="US"/>
    </style:style>
    <style:style style:name="T380" style:parent-style-name="Fonteparág.padrão" style:family="text">
      <style:text-properties style:font-name="Cambria" style:font-name-asian="Calibri" style:font-name-complex="Calibri" fo:font-style="italic" style:font-style-asian="italic" fo:language="en" fo:country="US"/>
    </style:style>
    <style:style style:name="T381" style:parent-style-name="Fonteparág.padrão" style:family="text">
      <style:text-properties style:font-name="Cambria" style:font-name-asian="Calibri" style:font-name-complex="Calibri" fo:language="en" fo:country="US"/>
    </style:style>
    <style:style style:name="P382" style:parent-style-name="Normal" style:family="paragraph">
      <style:paragraph-properties fo:text-align="justify" fo:line-height="150%"/>
    </style:style>
    <style:style style:name="T383" style:parent-style-name="Fonteparág.padrão" style:family="text">
      <style:text-properties style:font-name="Cambria" style:font-name-asian="Cambria" style:font-name-complex="Cambria" fo:language="en" fo:country="US"/>
    </style:style>
    <style:style style:name="T38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6" style:parent-style-name="Fonteparág.padrão" style:family="text">
      <style:text-properties style:font-name="Cambria" style:font-name-asian="Cambria" style:font-name-complex="Cambria" fo:language="en" fo:country="US"/>
    </style:style>
    <style:style style:name="P387" style:parent-style-name="Normal" style:family="paragraph">
      <style:paragraph-properties fo:text-align="justify" fo:line-height="150%"/>
    </style:style>
    <style:style style:name="T388" style:parent-style-name="Fonteparág.padrão" style:family="text">
      <style:text-properties style:font-name="Cambria" style:font-name-asian="Cambria" style:font-name-complex="Cambria" fo:language="en" fo:country="US"/>
    </style:style>
    <style:style style:name="T38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0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9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2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9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9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7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9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99" style:parent-style-name="Normal" style:family="paragraph">
      <style:paragraph-properties fo:text-align="justify" fo:line-height="150%"/>
    </style:style>
    <style:style style:name="T400" style:parent-style-name="Fonteparág.padrão" style:family="text">
      <style:text-properties style:font-name="Cambria" style:font-name-asian="Cambria" style:font-name-complex="Cambria" fo:language="en" fo:country="US"/>
    </style:style>
    <style:style style:name="T40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02" style:parent-style-name="Normal" style:family="paragraph">
      <style:paragraph-properties fo:text-align="justify" fo:line-height="150%"/>
    </style:style>
    <style:style style:name="T40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0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05" style:parent-style-name="Fonteparág.padrão" style:family="text">
      <style:text-properties style:font-name="Cambria" style:font-name-asian="Cambria" style:font-name-complex="Cambria" fo:language="en" fo:country="US"/>
    </style:style>
    <style:style style:name="P406" style:parent-style-name="Normal" style:family="paragraph">
      <style:paragraph-properties fo:text-align="justify" fo:line-height="150%"/>
    </style:style>
    <style:style style:name="T407" style:parent-style-name="Fonteparág.padrão" style:family="text">
      <style:text-properties style:font-name="Cambria" style:font-name-asian="Cambria" style:font-name-complex="Cambria" fo:language="en" fo:country="US"/>
    </style:style>
    <style:style style:name="T40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0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10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1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1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13" style:parent-style-name="Fonteparág.padrão" style:family="text">
      <style:text-properties style:font-name="Cambria" style:font-name-asian="Cambria" style:font-name-complex="Cambria" fo:language="en" fo:country="US"/>
    </style:style>
    <style:style style:name="P414" style:parent-style-name="Normal" style:family="paragraph">
      <style:paragraph-properties fo:text-align="justify" fo:line-height="150%"/>
    </style:style>
    <style:style style:name="T415" style:parent-style-name="Fonteparág.padrão" style:family="text">
      <style:text-properties style:font-name="Cambria" style:font-name-asian="Cambria" style:font-name-complex="Cambria" fo:language="en" fo:country="US"/>
    </style:style>
    <style:style style:name="T41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17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1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19" style:parent-style-name="Normal" style:family="paragraph">
      <style:paragraph-properties fo:text-align="justify" fo:line-height="150%"/>
    </style:style>
    <style:style style:name="T42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21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2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423" style:parent-style-name="Normal" style:family="paragraph">
      <style:paragraph-properties fo:text-align="justify" fo:line-height="150%"/>
    </style:style>
    <style:style style:name="T42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2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2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2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2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2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4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3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39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44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41" style:parent-style-name="Fonteparág.padrão" style:family="text">
      <style:text-properties style:font-name="Cambria" style:font-name-asian="Cambria" style:font-name-complex="Cambria" fo:language="en" fo:country="US"/>
    </style:style>
    <style:style style:name="P442" style:parent-style-name="Normal" style:family="paragraph">
      <style:paragraph-properties fo:text-align="justify" fo:line-height="150%"/>
    </style:style>
    <style:style style:name="T443" style:parent-style-name="Fonteparág.padrão" style:family="text">
      <style:text-properties style:font-name="Cambria" style:font-name-asian="Cambria" style:font-name-complex="Cambria" fo:language="en" fo:country="US"/>
    </style:style>
    <style:style style:name="T44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4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446" style:parent-style-name="Fonteparág.padrão" style:family="text">
      <style:text-properties style:font-name="Cambria" style:font-name-asian="Cambria" style:font-name-complex="Cambria" fo:language="en" fo:country="US"/>
    </style:style>
    <style:style style:name="P447" style:parent-style-name="Normal" style:family="paragraph">
      <style:paragraph-properties fo:line-height="150%"/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448" style:parent-style-name="Normal" style:family="paragraph">
      <style:paragraph-properties fo:line-height="150%"/>
    </style:style>
    <style:style style:name="T449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450" style:parent-style-name="Normal" style:family="paragraph">
      <style:paragraph-properties fo:text-align="justify" fo:line-height="150%"/>
    </style:style>
    <style:style style:name="T451" style:parent-style-name="Fonteparág.padrão" style:family="text">
      <style:text-properties style:font-name="Cambria" style:font-name-asian="Cambria" style:font-name-complex="Cambria" fo:language="en" fo:country="US"/>
    </style:style>
    <style:style style:name="T452" style:parent-style-name="Fonteparág.padrão" style:family="text">
      <style:text-properties style:font-name="Cambria" style:font-name-asian="Cambria" style:font-name-complex="Cambria"/>
    </style:style>
    <style:style style:name="T453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54" style:parent-style-name="Fonteparág.padrão" style:family="text">
      <style:text-properties style:font-name="Cambria" style:font-name-asian="Cambria" style:font-name-complex="Cambria"/>
    </style:style>
    <style:style style:name="P455" style:parent-style-name="Normal" style:family="paragraph">
      <style:paragraph-properties fo:text-align="justify" fo:line-height="150%"/>
    </style:style>
    <style:style style:name="T456" style:parent-style-name="Fonteparág.padrão" style:family="text">
      <style:text-properties style:font-name="Cambria" style:font-name-asian="Cambria" style:font-name-complex="Cambria" fo:language="en" fo:country="US"/>
    </style:style>
    <style:style style:name="T457" style:parent-style-name="Fonteparág.padrão" style:family="text">
      <style:text-properties style:font-name="Cambria" style:font-name-asian="Cambria" style:font-name-complex="Cambria"/>
    </style:style>
    <style:style style:name="T458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59" style:parent-style-name="Fonteparág.padrão" style:family="text">
      <style:text-properties style:font-name="Cambria" style:font-name-asian="Cambria" style:font-name-complex="Cambria"/>
    </style:style>
    <style:style style:name="P460" style:parent-style-name="Normal" style:family="paragraph">
      <style:paragraph-properties fo:text-align="justify" fo:line-height="150%"/>
    </style:style>
    <style:style style:name="T461" style:parent-style-name="Fonteparág.padrão" style:family="text">
      <style:text-properties style:font-name="Cambria" style:font-name-asian="Cambria" style:font-name-complex="Cambria" fo:language="en" fo:country="US"/>
    </style:style>
    <style:style style:name="T462" style:parent-style-name="Fonteparág.padrão" style:family="text">
      <style:text-properties style:font-name="Cambria" style:font-name-asian="Cambria" style:font-name-complex="Cambria"/>
    </style:style>
    <style:style style:name="T463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64" style:parent-style-name="Fonteparág.padrão" style:family="text">
      <style:text-properties style:font-name="Cambria" style:font-name-asian="Cambria" style:font-name-complex="Cambria"/>
    </style:style>
    <style:style style:name="T465" style:parent-style-name="Fonteparág.padrão" style:family="text">
      <style:text-properties style:font-name="Cambria" style:font-name-asian="Cambria" style:font-name-complex="Cambria"/>
    </style:style>
    <style:style style:name="P466" style:parent-style-name="Normal" style:family="paragraph">
      <style:paragraph-properties fo:text-align="justify" fo:line-height="150%"/>
    </style:style>
    <style:style style:name="T467" style:parent-style-name="Fonteparág.padrão" style:family="text">
      <style:text-properties style:font-name="Cambria" style:font-name-asian="Cambria" style:font-name-complex="Cambria" fo:language="en" fo:country="US"/>
    </style:style>
    <style:style style:name="T468" style:parent-style-name="Fonteparág.padrão" style:family="text">
      <style:text-properties style:font-name="Cambria" style:font-name-asian="Cambria" style:font-name-complex="Cambria"/>
    </style:style>
    <style:style style:name="T469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70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71" style:parent-style-name="Fonteparág.padrão" style:family="text">
      <style:text-properties style:font-name="Cambria" style:font-name-asian="Cambria" style:font-name-complex="Cambria"/>
    </style:style>
    <style:style style:name="P472" style:parent-style-name="Normal" style:family="paragraph">
      <style:paragraph-properties fo:text-align="justify" fo:line-height="150%"/>
    </style:style>
    <style:style style:name="T473" style:parent-style-name="Fonteparág.padrão" style:family="text">
      <style:text-properties style:font-name="Cambria" style:font-name-asian="Cambria" style:font-name-complex="Cambria" fo:language="en" fo:country="US"/>
    </style:style>
    <style:style style:name="T474" style:parent-style-name="Fonteparág.padrão" style:family="text">
      <style:text-properties style:font-name="Cambria" style:font-name-asian="Cambria" style:font-name-complex="Cambria"/>
    </style:style>
    <style:style style:name="T475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76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77" style:parent-style-name="Fonteparág.padrão" style:family="text">
      <style:text-properties style:font-name="Cambria" style:font-name-asian="Cambria" style:font-name-complex="Cambria"/>
    </style:style>
    <style:style style:name="P478" style:parent-style-name="Normal" style:family="paragraph">
      <style:paragraph-properties fo:line-height="150%"/>
    </style:style>
    <style:style style:name="T479" style:parent-style-name="Fonteparág.padrão" style:family="text">
      <style:text-properties style:font-name="Cambria" style:font-name-asian="Cambria" style:font-name-complex="Cambria"/>
    </style:style>
    <style:style style:name="T480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81" style:parent-style-name="Fonteparág.padrão" style:family="text">
      <style:text-properties style:font-name="Cambria" style:font-name-asian="Cambria" style:font-name-complex="Cambria"/>
    </style:style>
    <style:style style:name="P482" style:parent-style-name="Normal" style:family="paragraph">
      <style:paragraph-properties fo:text-align="justify" fo:line-height="150%"/>
    </style:style>
    <style:style style:name="T483" style:parent-style-name="Fonteparág.padrão" style:family="text">
      <style:text-properties style:font-name="Cambria" style:font-name-asian="Cambria" style:font-name-complex="Cambria" fo:language="en" fo:country="US"/>
    </style:style>
    <style:style style:name="T484" style:parent-style-name="Fonteparág.padrão" style:family="text">
      <style:text-properties style:font-name="Cambria" style:font-name-asian="Cambria" style:font-name-complex="Cambria"/>
    </style:style>
    <style:style style:name="T485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86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87" style:parent-style-name="Fonteparág.padrão" style:family="text">
      <style:text-properties style:font-name="Cambria" style:font-name-asian="Cambria" style:font-name-complex="Cambria"/>
    </style:style>
    <style:style style:name="P488" style:parent-style-name="Normal" style:family="paragraph">
      <style:paragraph-properties fo:text-align="justify" fo:line-height="150%"/>
    </style:style>
    <style:style style:name="T489" style:parent-style-name="Fonteparág.padrão" style:family="text">
      <style:text-properties style:font-name="Cambria" style:font-name-asian="Cambria" style:font-name-complex="Cambria"/>
    </style:style>
    <style:style style:name="T490" style:parent-style-name="Hyperlink" style:family="text">
      <style:text-properties style:font-name="Cambria"/>
    </style:style>
    <style:style style:name="T491" style:parent-style-name="Fonteparág.padrão" style:family="text">
      <style:text-properties style:font-name="Cambria"/>
    </style:style>
    <style:style style:name="T492" style:parent-style-name="Fonteparág.padrão" style:family="text">
      <style:text-properties style:font-name="Cambria"/>
    </style:style>
    <style:style style:name="T493" style:parent-style-name="Fonteparág.padrão" style:family="text">
      <style:text-properties style:font-name="Cambria"/>
    </style:style>
    <style:style style:name="P494" style:parent-style-name="Normal" style:family="paragraph">
      <style:paragraph-properties fo:text-align="justify" fo:line-height="150%"/>
    </style:style>
    <style:style style:name="T495" style:parent-style-name="Fonteparág.padrão" style:family="text">
      <style:text-properties style:font-name="Cambria"/>
    </style:style>
    <style:style style:name="T496" style:parent-style-name="Hyperlink" style:family="text">
      <style:text-properties style:font-name="Cambria"/>
    </style:style>
    <style:style style:name="T497" style:parent-style-name="Fonteparág.padrão" style:family="text">
      <style:text-properties style:font-name="Cambria"/>
    </style:style>
    <style:style style:name="T498" style:parent-style-name="Fonteparág.padrão" style:family="text">
      <style:text-properties style:font-name="Cambria"/>
    </style:style>
    <style:style style:name="P499" style:parent-style-name="Normal" style:family="paragraph">
      <style:paragraph-properties fo:text-align="justify" fo:line-height="150%"/>
    </style:style>
    <style:style style:name="T500" style:parent-style-name="Fonteparág.padrão" style:family="text">
      <style:text-properties style:font-name="Cambri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profundando em questões do Python pedidos em entrevistas</text:span></text:p>
      <text:p text:style-name="P3"><text:span text:style-name="T4">. Cite os principais recursos do Python?</text:span></text:p>
      <text:p text:style-name="P5"><text:span text:style-name="T6">"Recursos Chave</text:span></text:p>
      <text:p text:style-name="P7"><text:span text:style-name="T8"><text:tab/>Guia de estilo de codificação</text:span></text:p>
      <text:p text:style-name="P9"><text:span text:style-name="T10"><text:tab/></text:span><text:span text:style-name="T11"><text:tab/>PEP 7 (Guia de Estilo para<text:s/></text:span><text:span text:style-name="T12">Codificação em C)</text:span></text:p>
      <text:p text:style-name="P13"><text:span text:style-name="T14"><text:tab/></text:span><text:span text:style-name="T15"><text:tab/>PEP 8 (Guia de Estilo para Codificação em Python)</text:span></text:p>
      <text:p text:style-name="P16"><text:span text:style-name="T17"><text:tab/>Rastreador de problema</text:span></text:p>
      <text:p text:style-name="P18"><text:span text:style-name="T19"><text:tab/></text:span><text:span text:style-name="T20"><text:tab/>Meta rastreador (rastreador de problema para o rastreador de problema)</text:span></text:p>
      <text:p text:style-name="P21"><text:span text:style-name="T22"><text:tab/></text:span><text:span text:style-name="T23"><text:tab/></text:span><text:span text:style-name="T24">Indice Expert</text:span></text:p>
      <text:p text:style-name="P25"><text:span text:style-name="T26"><text:tab/>Buildbot status</text:span></text:p>
      <text:p text:style-name="P27"><text:span text:style-name="T28"><text:tab/>Fonde de código</text:span></text:p>
      <text:p text:style-name="P29"><text:span text:style-name="T30"><text:tab/></text:span><text:span text:style-name="T31"><text:tab/>Broswer online</text:span></text:p>
      <text:p text:style-name="P32"><text:span text:style-name="T33"><text:tab/></text:span><text:span text:style-name="T34"><text:tab/>Snapshot do branch *</text:span><text:span text:style-name="T35">master*</text:span></text:p>
      <text:p text:style-name="P36"><text:span text:style-name="T37"><text:tab/></text:span><text:span text:style-name="T38"><text:tab/></text:span><text:span text:style-name="T39">Instalador OS X diário</text:span></text:p>
      <text:p text:style-name="P40"><text:span text:style-name="T41"><text:tab/>PEPs (Propsotas de Aprimoramento do Python)</text:span></text:p>
      <text:p text:style-name="P42"><text:span text:style-name="T43"><text:tab/>Onde Conseguir Ajuda</text:span></text:p>
      <text:p text:style-name="P44"><text:tab/>Desenvolverdor de Log"[1] (Python Software Foundation, tradução nossa).</text:p>
      <text:p text:style-name="P45"/>
      <text:p text:style-name="P46"><text:span text:style-name="T47">. Que tipo de linguagem é python? Programação ou scripting?</text:span></text:p>
      <text:p text:style-name="P48"><text:span text:style-name="T49">"Python é uma linguage</text:span><text:span text:style-name="T50">m de programção orientada a objetos, interativa e interpretada.". [2](Python Software Foundation, tradução nossa) Também, entende-se, segundo Python Software Foundation: "Diferente do script shell do Unix, Python pode ser embutido por inteiro como uma ling</text:span><text:span text:style-name="T51">uagem de script dentro de grande sitema de software"[3](Python Software Foundation, tradução nossa).</text:span></text:p>
      <text:p text:style-name="P52"/>
      <text:p text:style-name="P53"><text:span text:style-name="T54">. Como o Python é uma linguagem interpretada?</text:span></text:p>
      <text:p text:style-name="P55"><text:span text:style-name="T56">Elucida: "para contribuição ao interpretador de referencia Python, também conhecido como CPython (embora<text:s/></text:span><text:span text:style-name="T57">maior parte de sua biblioteca padrão é escrita em Python, o núcleo do interpretador é escrito em C e integra-se muito facilmente com os ecossistemas C e C++)"[4](Python Software Foundation, tradução nossa).</text:span></text:p>
      <text:p text:style-name="P58"><text:span text:style-name="T59">A utilização de seu<text:s/></text:span><text:span text:style-name="T60">core</text:span><text:span text:style-name="T61"><text:s/>escrito em C permite a execução da rotinas nos sistemas operacionais escritos em C e C++ pela sua adaptabilidade.<text:s/></text:span><text:span text:style-name="T62">Também: “</text:span><text:span text:style-name="T63">[...] quando o interpretador descobre um erro, surge uma exceç</text:span><text:span text:style-name="T64">ão. Quando o programa não pega a<text:s/></text:span><text:span text:style-name="T65">exceç</text:span><text:span text:style-name="T66">ão, o interpretador imprimi o ra</text:span><text:span text:style-name="T67">s</text:span><text:span text:style-name="T68">treamento de pilha. Um depurador de nível de fonte permite<text:s/></text:span><text:soft-page-break/><text:span text:style-name="T69">inspeção de variáveis locais e globais, avaliando expressões arbitrárias, definindo pontos de parada, passando pelo código em uma linha por vez, e por diante.</text:span><text:span text:style-name="T70">”</text:span><text:span text:style-name="T71"><text:s/>[5] (The Python Software Foundation, tradução nossa)</text:span></text:p>
      <text:p text:style-name="P72"><text:span text:style-name="T73">. O que é pep 8?</text:span></text:p>
      <text:p text:style-name="P74"><text:span text:style-name="T75">Segundo o</text:span><text:span text:style-name="T76"><text:s/>Python Software Foundation o PEP 8 é um Guide Style for Python Code (Guia de estilo para Codificação Python). Definem-se: “[...] dá convenções de codificação para o código Python compreendendo a biblioteca padrão na principal distribuição Python”.[5]</text:span></text:p>
      <text:p text:style-name="P77"><text:span text:style-name="T78">Em o</text:span><text:span text:style-name="T79">utras palavras, é uma biblioteca que constitui a biblioteca padrão das principais distribuições de Python definindo as normas de codificação para a excecução de scripts.</text:span></text:p>
      <text:p text:style-name="P80"/>
      <text:p text:style-name="P81"><text:span text:style-name="T82">. Como a memória é gerenciada no Python?</text:span></text:p>
      <text:p text:style-name="P83"><text:span text:style-name="T84">"Gerenciamento de memória em Python envolve<text:s/></text:span><text:span text:style-name="T85">uma pilha privada contendo todos os objetos Python e estrutura de dados. [...] O gerenciamento de memória do Python possui diferentes componentes que lidam com vários aspectos de gerenciamento dinâmico, como compartilhamento, segmentação, pré-alocação ou c</text:span><text:span text:style-name="T86">aching".[6] ( The Python Software Foundation, tradução nossa).</text:span></text:p>
      <text:p text:style-name="P87"><text:span text:style-name="T88">"No mais baixo nível, uma alocação de memória pura assegura que haja cubículos na pilha para todos os dados relacionados ao Python para interagir com o gerenciador de memória do sistema operaci</text:span><text:span text:style-name="T89">onal. No topo do alocador de memória puro, muitos alocadores de objetos específicos operam na mesma pilha e implementam políticas distintas de gerenciamento de memória adaptadas as peculiaridades de todos os tipos de objetos. Por exemplo, objetos inteiros<text:s/></text:span><text:span text:style-name="T90">são diferentemente gerenciados dentro da pilha que strings, tuplas [...]" [7] (The Python Software Foundation, tradução nossa).</text:span></text:p>
      <text:p text:style-name="P91"/>
      <text:p text:style-name="P92"><text:span text:style-name="T93">. O que é o PYTHONPATH?</text:span></text:p>
      <text:p text:style-name="P94"/>
      <text:p text:style-name="P95"><text:span text:style-name="T96">. Qual é a diferença entre arrays e listas do Python?</text:span></text:p>
      <text:p text:style-name="P97"/>
      <text:p text:style-name="P98">. O que são docstrings em Python?</text:p>
      <text:p text:style-name="P99"><text:span text:style-name="T100">Defini-se por</text:span><text:span text:style-name="T101"><text:s/>“</text:span><text:span text:style-name="T102">Uma literatura string que aparece como a primeira expressão na classe, função ou módulo. Embora ignorada quando adequadamente executada, é reconhecida pelo compilador e inserida no atributo __doc__ do fechamento da classe, função ou módulo.</text:span><text:span text:style-name="T103">”<text:s/></text:span><text:span text:style-name="T104">[?] (The Pyt</text:span><text:span text:style-name="T105">hon Software Foundation, tradução nossa)</text:span></text:p>
      <text:p text:style-name="P106"/>
      <text:p text:style-name="P107"><text:span text:style-name="T108">. Sempre que o Python termina, por que toda a memória não é alocada?</text:span></text:p>
      <text:p text:style-name="P109"/>
      <text:soft-page-break/>
      <text:p text:style-name="P110">. O que é um dicionário em Python?</text:p>
      <text:p text:style-name="P111"><text:span text:style-name="T112">"Dicionários são algumas vezes encontrados em outras linguagens como 'memórias associadas' ou '</text:span><text:span text:style-name="T113">arrays</text:span><text:span text:style-name="T114"><text:s/>associa</text:span><text:span text:style-name="T115">tivas'. Diferente de sequencias, que são indexadas por uma finidade de números, dicionários são indexados por chaves, que podem ser qualquer tipo imutável;<text:s/></text:span><text:span text:style-name="T116">strings<text:s/></text:span><text:span text:style-name="T117">e números can sempre serão chaves[...]". [?] (The Python Software Foundation)</text:span></text:p>
      <text:p text:style-name="P118"/>
      <text:p text:style-name="P119"><text:span text:style-name="T120">.O que isso s</text:span><text:span text:style-name="T121">ignifica: *args, **kwargs? E por que nós a usuaríamos?</text:span></text:p>
      <text:p text:style-name="P122"><text:span text:style-name="T123">Resumidamente seria: "Coletar os argumentos usando os especificadores<text:s/></text:span><text:span text:style-name="T124">*</text:span><text:span text:style-name="T125"><text:s/>e<text:s/></text:span><text:span text:style-name="T126">**</text:span><text:span text:style-name="T127"><text:s/>na lista de parâmetros da função; dá a você argumentos posicionais como uma tupla e os argumentos de palavras-chaves como um</text:span><text:span text:style-name="T128"><text:s/>dicionário. Você pode então passar esses argumentos chamando uma outra função usando<text:s/></text:span><text:span text:style-name="T129">*</text:span><text:span text:style-name="T130"><text:s/>e<text:s/></text:span><text:span text:style-name="T131">**</text:span><text:span text:style-name="T132">".[?] (The Python Software Foundation, tradução nossa).</text:span></text:p>
      <text:p text:style-name="P133"/>
      <text:p text:style-name="P134"><text:span text:style-name="T135">. Como adicionar valores a um array python?</text:span></text:p>
      <text:p text:style-name="P136"><text:span text:style-name="T137">"O modulo define o tipo seguinte:</text:span></text:p>
      <text:p text:style-name="P138"><text:span text:style-name="T139">class array.array(typecode[,<text:s/></text:span><text:span text:style-name="T140">initializer])</text:span></text:p>
      <text:p text:style-name="P141"><text:span text:style-name="T142">Um nova array cujos itens são restritos a typecode e, inicializado desde o valor iniciador opcional, deve ser uma list, um byte como objeto, ou outros elementos interáveis do tipo apropriado."[](The Python Software Foundation, tradução nossa)</text:span><text:span text:style-name="T143">.</text:span></text:p>
      <text:p text:style-name="P144"><text:span text:style-name="T145">São formas de inserir dados ou valores a um array:</text:span></text:p>
      <text:p text:style-name="P146"><text:span text:style-name="T147"><draw:frame draw:z-index="251658240" draw:id="id0" draw:style-name="a0" draw:name="Picture 1" text:anchor-type="as-char" svg:x="0in" svg:y="0in" svg:width="5.77083in" svg:height="2.6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48"/>
      <text:p text:style-name="P149"><text:span text:style-name="T150">Onde "</text:span><text:span text:style-name="T151">b</text:span><text:span text:style-name="T152">" é a assinatura para dados do tipo<text:s/></text:span><text:span text:style-name="T153">character</text:span><text:span text:style-name="T154">, "</text:span><text:span text:style-name="T155">l</text:span><text:span text:style-name="T156">" para o tipo<text:s/></text:span><text:span text:style-name="T157">long</text:span><text:span text:style-name="T158">, "</text:span><text:span text:style-name="T159">f</text:span><text:span text:style-name="T160">"<text:s/></text:span><text:span text:style-name="T161">float</text:span><text:span text:style-name="T162"><text:s/>e "</text:span><text:span text:style-name="T163">d</text:span><text:span text:style-name="T164">"<text:s/></text:span><text:span text:style-name="T165">double</text:span><text:span text:style-name="T166">.</text:span></text:p>
      <text:p text:style-name="P167"/>
      <text:p text:style-name="P168"><text:span text:style-name="T169">. Qual é a diferença entre cópia profunda e superficial?</text:span></text:p>
      <text:p text:style-name="P170"/>
      <text:p text:style-name="P171"><text:span text:style-name="T172">. Como o Multith</text:span><text:span text:style-name="T173">reading é alcançado em Python?</text:span></text:p>
      <text:p text:style-name="P174"/>
      <text:p text:style-name="P175"><text:span text:style-name="T176">. Qual é o processo de compilação e vinculação em python?</text:span></text:p>
      <text:p text:style-name="P177"/>
      <text:p text:style-name="P178"><text:span text:style-name="T179">. O que são bibliotecas Python? Nomeie alguns deles.</text:span></text:p>
      <text:p text:style-name="P180"><text:span text:style-name="T181">Nota-se que:</text:span></text:p>
      <text:p text:style-name="P182"><text:span text:style-name="T183">"</text:span><text:span text:style-name="T184">A biblioteca Python contem variados componentes diversos.</text:span></text:p>
      <text:p text:style-name="P185"><text:span text:style-name="T186">Ela possuí tipos de dados que normalment</text:span><text:span text:style-name="T187">e poderia ser parte de um 'core' da language, como números e listas. Por esses tipos, o core da linguagem Python define a forma de literais e algumas regras de lugares na suas semanticas, mas não define as semanticas por completo.</text:span><text:span text:style-name="T188">" [?] (The Python Software</text:span><text:span text:style-name="T189"><text:s/>Foundation, tradução nossa)</text:span></text:p>
      <text:p text:style-name="P190"><text:span text:style-name="T191">"</text:span><text:span text:style-name="T192">A biblioteca também contém contrução de function e exception - objetos que pode ser usados por todo o core de Python sem a necessidade de uma declaração import. Algumas dessas são definidas pelo core da linguagem, mas muitos s</text:span><text:span text:style-name="T193">ão essenciais para núcleo semântico e são descritos aqui</text:span><text:span text:style-name="T194">".[?] (The Python Software Foundation, tradução nossa)</text:span></text:p>
      <text:p text:style-name="P195"/>
      <text:p text:style-name="P196"><text:span text:style-name="T197">. Como importar módulos em Python?</text:span></text:p>
      <text:p text:style-name="P198"><text:span text:style-name="T199">As regas de importação podem ser definidas deste modo:</text:span></text:p>
      <text:p text:style-name="P200"><text:span text:style-name="T201"><draw:frame draw:z-index="251658240" draw:id="id1" draw:style-name="a1" draw:name="Picture 2" text:anchor-type="as-char" svg:x="0in" svg:y="0in" svg:width="5.91667in" svg:height="1.81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202"><text:span text:style-name="T203">Alguns Exemplos:</text:span></text:p>
      <text:p text:style-name="P204"><text:span text:style-name="T205"><draw:frame draw:z-index="251658240" draw:id="id2" draw:style-name="a2" draw:name="Picture 3" text:anchor-type="as-char" svg:x="0in" svg:y="0in" svg:width="6in" svg:height="0.8437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06"><text:span text:style-name="T207">"</text:span><text:span text:style-name="T208">O<text:s/></text:span><text:span text:style-name="T209">from<text:s/></text:span><text:span text:style-name="T210">usa um processo ligeiramente mais complexo:</text:span></text:p>
      <text:p text:style-name="P211"><text:span text:style-name="T212">1. ache o modulo especificado na clausula</text:span><text:span text:style-name="T213"><text:s/>from</text:span><text:span text:style-name="T214">, carregando e inicializando-a se necessário;</text:span></text:p>
      <text:p text:style-name="P215"><text:span text:style-name="T216">2. para cada um dos identificadores especificados na clausula<text:s/></text:span><text:span text:style-name="T217">import</text:span><text:span text:style-name="T218">:</text:span></text:p>
      <text:soft-page-break/>
      <text:p text:style-name="P219"><text:span text:style-name="T220"><text:tab/>1. verifique se</text:span><text:span text:style-name="T221"><text:s/>o modulo importado possui um atributo com aquele nome</text:span></text:p>
      <text:p text:style-name="P222"><text:span text:style-name="T223"><text:tab/>2. senão, tente importar um submódulo com aquele nome e, então, verifique o modulo importado novamente para aquele atributo</text:span></text:p>
      <text:p text:style-name="P224"><text:span text:style-name="T225"><text:tab/>3. se o atributo não for encontrado,<text:s/></text:span><text:span text:style-name="T226">ImportError<text:s/></text:span><text:span text:style-name="T227">será apresentado.</text:span></text:p>
      <text:p text:style-name="P228"><text:span text:style-name="T229"><text:tab/>4. caso</text:span><text:span text:style-name="T230"><text:s/>contrário, uma referência àquele valor é armazenada no local do nome do espaço, usando o nome na clausula<text:s/></text:span><text:span text:style-name="T231">as<text:s/></text:span><text:span text:style-name="T232">se presente, ou usando o nome do atributo.</text:span><text:span text:style-name="T233">"[?] (The Python Software Foundation, tradução nossa).</text:span></text:p>
      <text:p text:style-name="P234"/>
      <text:p text:style-name="P235">. Explique Herança em Python com um exemplo.</text:p>
      <text:p text:style-name="P236"><text:span text:style-name="T237">Her</text:span><text:span text:style-name="T238">ança em Python pode ser definida: “</text:span><text:span text:style-name="T239">Classes de Python prove todas as características padrões de Programação Orientada a Objeto: o mecanismo de herança de classe permite múltiplas classes base, um classe derivada poder sobrescrever quaisquer métodos de sua c</text:span><text:span text:style-name="T240">lasse base ou classes base e, um método pode chamar os métodos da classe base com o mesmo nome.</text:span><text:span text:style-name="T241">” [?] (The Python Software Foundation, tradução nossa)</text:span></text:p>
      <text:p text:style-name="P242"/>
      <text:p text:style-name="P243">EXEMPLO E SÍNTAXE</text:p>
      <text:p text:style-name="P244"/>
      <text:p text:style-name="P245"><text:span text:style-name="T246">. Como as classes são criadas em Python?</text:span></text:p>
      <text:p text:style-name="P247"><text:span text:style-name="T248">A declaração de classes pode ser feitas da<text:s/></text:span><text:span text:style-name="T249">seguinte forma:</text:span></text:p>
      <text:p text:style-name="P250"><text:span text:style-name="T251"><draw:frame draw:z-index="251658240" draw:id="id3" draw:style-name="a3" draw:name="Picture 4" text:anchor-type="as-char" svg:x="0in" svg:y="0in" svg:width="5.77083in" svg:height="1.14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252"><text:span text:style-name="T253">Onde "</text:span><text:span text:style-name="T254">A</text:span><text:span text:style-name="T255">" é o nome da classe e "</text:span><text:span text:style-name="T256">__init__</text:span><text:span text:style-name="T257">" é o método iniciador da classe "</text:span><text:span text:style-name="T258">A</text:span><text:span text:style-name="T259">".</text:span></text:p>
      <text:p text:style-name="P260"/>
      <text:p text:style-name="P261"><text:span text:style-name="T262">. Explique o que é o Flask e seus benefícios?</text:span></text:p>
      <text:p text:style-name="P263"/>
      <text:p text:style-name="P264"><text:span text:style-name="T265">. O Django é melhor que o Flask?</text:span></text:p>
      <text:p text:style-name="P266"/>
      <text:p text:style-name="P267"><text:span text:style-name="T268">. Discuta a arquitetura do Django.</text:span></text:p>
      <text:p text:style-name="P269"/>
      <text:p text:style-name="P270"><text:span text:style-name="T271">. Explique como vo</text:span><text:span text:style-name="T272">cê pode configurar o banco de dados no Django.</text:span></text:p>
      <text:p text:style-name="P273"/>
      <text:p text:style-name="P274"><text:span text:style-name="T275">.O que é a função de mapa no Python?</text:span></text:p>
      <text:p text:style-name="P276"/>
      <text:soft-page-break/>
      <text:p text:style-name="P277"><text:span text:style-name="T278">. Como você faz gráficos / visualizações 3D usando o NumPy / SciPy?</text:span></text:p>
      <text:p text:style-name="P279"/>
      <text:p text:style-name="P280"><text:span text:style-name="T281">. Suponha que list1 seja [2, 33, 222, 14, 25], o que é list1 [-1]?</text:span></text:p>
      <text:p text:style-name="P282"><text:span text:style-name="T283">Sabendo que list1 é nome da lista<text:s/></text:span><text:span text:style-name="T284">e o numero entre colchetes "[ ]" é seu indice, o número -1 (menos um) representa o primeiro número do termino da lista ao inicio. Veja o código:</text:span></text:p>
      <text:p text:style-name="P285"><text:span text:style-name="T286"><draw:frame draw:z-index="251658240" draw:id="id4" draw:style-name="a4" draw:name="Picture 5" text:anchor-type="as-char" svg:x="0in" svg:y="0in" svg:width="6in" svg:height="1.8333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/text:p>
      <text:p text:style-name="P287"><text:span text:style-name="T288">Notas</text:span></text:p>
      <text:p text:style-name="P289"><text:span text:style-name="T290">[1] "</text:span><text:span text:style-name="T291">Key Resources</text:span></text:p>
      <text:p text:style-name="P292"><text:span text:style-name="T293"><text:tab/>Coding style guides</text:span></text:p>
      <text:p text:style-name="P294"><text:span text:style-name="T295"><text:tab/></text:span><text:span text:style-name="T296"><text:tab/>PEP 7 (Style Guide for C Code)</text:span></text:p>
      <text:p text:style-name="P297"><text:span text:style-name="T298"><text:tab/></text:span><text:span text:style-name="T299"><text:tab/>PEP</text:span><text:span text:style-name="T300"><text:s/>8 (Style Guide for Python Code)</text:span></text:p>
      <text:p text:style-name="P301"><text:span text:style-name="T302"><text:tab/>Issue tracker</text:span></text:p>
      <text:p text:style-name="P303"><text:span text:style-name="T304"><text:tab/></text:span><text:span text:style-name="T305"><text:tab/>Meta tracker (issue tracker for the issue tracker)</text:span></text:p>
      <text:p text:style-name="P306"><text:span text:style-name="T307"><text:tab/></text:span><text:span text:style-name="T308"><text:tab/>Experts Index</text:span></text:p>
      <text:p text:style-name="P309"><text:span text:style-name="T310"><text:tab/>Buildbot status</text:span></text:p>
      <text:p text:style-name="P311"><text:span text:style-name="T312"><text:tab/>Source code</text:span></text:p>
      <text:p text:style-name="P313"><text:span text:style-name="T314"><text:tab/></text:span><text:span text:style-name="T315"><text:tab/>Browse online</text:span></text:p>
      <text:p text:style-name="P316"><text:span text:style-name="T317"><text:tab/></text:span><text:span text:style-name="T318"><text:tab/>Snapshot of the *master* branch</text:span></text:p>
      <text:p text:style-name="P319"><text:span text:style-name="T320"><text:tab/></text:span><text:span text:style-name="T321"><text:tab/>Daily OS X installer</text:span></text:p>
      <text:p text:style-name="P322"><text:span text:style-name="T323"><text:tab/>PEPs (Python Enhancement Proposals)</text:span></text:p>
      <text:p text:style-name="P324"><text:span text:style-name="T325"><text:tab/>Where to Get Help</text:span></text:p>
      <text:p text:style-name="P326"><text:span text:style-name="T327"><text:tab/>Developer Log</text:span><text:span text:style-name="T328">".</text:span></text:p>
      <text:p text:style-name="P329"><text:span text:style-name="T330">[2] "</text:span><text:span text:style-name="T331">Python is an interpreted, interactive, object-oriented programming language</text:span><text:span text:style-name="T332">".</text:span></text:p>
      <text:p text:style-name="P333"><text:span text:style-name="T334">[3] "</text:span><text:span text:style-name="T335">Unlike Unix shell scripting, Python can be embedded whole as a scripting language within a larger software system.<text:s/></text:span><text:span text:style-name="T336">"</text:span></text:p>
      <text:p text:style-name="P337"><text:span text:style-name="T338">[4]"[...]<text:s/></text:span><text:span text:style-name="T339">for<text:s/></text:span><text:span text:style-name="T340">contributing to the Python reference interpreter, also known as CPython (while most of the standard library is written in Python, the interpreter core is written in C and integrates most easily with the C and C++ ecosystems)</text:span><text:span text:style-name="T341">".</text:span></text:p>
      <text:soft-page-break/>
      <text:p text:style-name="P342"><text:span text:style-name="T343">[5]”</text:span><text:span text:style-name="T344">[…] when the interpreter discovers an error, it raises an exception. When the program doesn’t catch the exception, the interpreter prints a stack trace. A source level debugger allows inspection of local and global variables, evaluation of arbitrary expressions, setting breakpoints, stepping through the code a line at a time, and so on.</text:span><text:span text:style-name="T345">”</text:span></text:p>
      <text:p text:style-name="P346"><text:span text:style-name="T347">[6</text:span><text:span text:style-name="T348">] “</text:span><text:span text:style-name="T349">[...] give coding<text:s/></text:span><text:span text:style-name="T350">conventions for the Python code comprising the standard library in the main Python distribution</text:span><text:span text:style-name="T351">”</text:span><text:span text:style-name="T352">.<text:s/></text:span><text:span text:style-name="T353">(Python Software Foundation)</text:span></text:p>
      <text:p text:style-name="P354"><text:span text:style-name="T355">[7</text:span><text:span text:style-name="T356">]"</text:span><text:span text:style-name="T357">Memory management in Python involves a private heap containing all Python objects and data structures. [...] The Python memor</text:span><text:span text:style-name="T358">y manager has different components which deal with various dynamic storage management aspects, like sharing, segmentation, preallocation or caching".</text:span></text:p>
      <text:p text:style-name="P359"><text:span text:style-name="T360">[8</text:span><text:span text:style-name="T361">]"</text:span><text:span text:style-name="T362">At the lowest level, a raw memory allocator ensures that there is enough room in the private heap for<text:s/></text:span><text:span text:style-name="T363">storing all Python-related data by interacting with the memory manager of the operating system. On top of the raw memory allocator, several object-specific allocators operate on the same heap and implement distinct memory management polices adapted to the<text:s/></text:span><text:span text:style-name="T364">peculiarities of every object type. For example, integer objects are managed different within the heap than string, tuples [...]".</text:span></text:p>
      <text:p text:style-name="P365"><text:span text:style-name="T366">[?]"</text:span><text:span text:style-name="T367">The module defines the following type:</text:span></text:p>
      <text:p text:style-name="P368"><text:span text:style-name="T369">class array.array(typecode[, initializer])</text:span></text:p>
      <text:p text:style-name="P370"><text:span text:style-name="T371">¶</text:span><text:span text:style-name="T372">A new array whose items are restricted</text:span><text:span text:style-name="T373"><text:s/>by typecode, and initialized from the optional initializer value, which must be a list, a byte-like object, or iterable over elements of the appropriate type"</text:span><text:span text:style-name="T374">.</text:span></text:p>
      <text:p text:style-name="P375"><text:span text:style-name="T376">[?]”</text:span><text:span text:style-name="T377">A string literal which appears as the first expression in a class, function or module.<text:s/></text:span><text:span text:style-name="T378">While ignored when the suite is executed, it is recognized by the compiler and put into the<text:s/></text:span><text:span text:style-name="T379">_doc_</text:span><text:span text:style-name="T380"><text:s/>attribute of the enclosing class, function or module.</text:span><text:span text:style-name="T381">”</text:span></text:p>
      <text:p text:style-name="P382"><text:span text:style-name="T383">[?]"</text:span><text:span text:style-name="T384">Dictionaries are sometimes found in other languages as 'associative memories' or 'associative array</text:span><text:span text:style-name="T385">s'. Unlike sequences, which are indexed by a range of numbers, dictionary are indexed by keys, which can be any immutable type; strings and numbers can always be keys</text:span><text:span text:style-name="T386">[...]".</text:span></text:p>
      <text:p text:style-name="P387"><text:span text:style-name="T388">[?]"</text:span><text:span text:style-name="T389">Collect the arguments using the<text:s/></text:span><text:span text:style-name="T390">*</text:span><text:span text:style-name="T391">and<text:s/></text:span><text:span text:style-name="T392">**</text:span><text:span text:style-name="T393">specifiers in the function's parameter<text:s/></text:span><text:span text:style-name="T394">list; this gives you the positional arguments as a tuple and the keywords arguments as a dictionary. You can then pass these arguments when calling another function by using<text:s/></text:span><text:span text:style-name="T395">*</text:span><text:span text:style-name="T396"><text:s/>and<text:s/></text:span><text:span text:style-name="T397">**</text:span><text:span text:style-name="T398">.</text:span></text:p>
      <text:p text:style-name="P399"><text:span text:style-name="T400">[?]"</text:span><text:span text:style-name="T401">The 'Python library' contains several different kinds of components.</text:span></text:p>
      <text:p text:style-name="P402"><text:span text:style-name="T403">It contains data type that would normally be considered part of the 'core' of a language, such as number and lists. For these types, the Python language core defines the form of literals and places some constraints on their semantics, but does not fully d</text:span><text:span text:style-name="T404">efine the semantics.</text:span><text:span text:style-name="T405">"</text:span></text:p>
      <text:p text:style-name="P406"><text:span text:style-name="T407">[?]"</text:span><text:span text:style-name="T408">The library also contains built-in functions and exceptions - objects that can be used by all<text:s/></text:span><text:soft-page-break/><text:span text:style-name="T409">Python code without the need of an<text:s/></text:span><text:span text:style-name="T410">import</text:span><text:span text:style-name="T411"><text:s/>statement. Some of these are defined by the core language, but many are not essential for the<text:s/></text:span><text:span text:style-name="T412">core semantics and are only described here.</text:span><text:span text:style-name="T413">"</text:span></text:p>
      <text:p text:style-name="P414"><text:span text:style-name="T415">[?]"</text:span><text:span text:style-name="T416">The<text:s/></text:span><text:span text:style-name="T417">from</text:span><text:span text:style-name="T418"><text:s/>uses a slightly more complex process:</text:span></text:p>
      <text:p text:style-name="P419"><text:span text:style-name="T420">1. find the module specified in the<text:s/></text:span><text:span text:style-name="T421">from</text:span><text:span text:style-name="T422"><text:s/>clause, loading and initializing it if necessary;</text:span></text:p>
      <text:p text:style-name="P423"><text:span text:style-name="T424">2 for each of the identifiers specified in the<text:s/></text:span><text:span text:style-name="T425">import</text:span><text:span text:style-name="T426"><text:s/>clauses:</text:span><text:span text:style-name="T427"><text:line-break/></text:span><text:span text:style-name="T428"><text:tab/>1.<text:s/></text:span><text:span text:style-name="T429">check if the imported module has an attribute by that name</text:span><text:span text:style-name="T430"><text:line-break/></text:span><text:span text:style-name="T431"><text:tab/>2. if not, attempt to import a submodule with that name and then check the imported module again for that attribute</text:span><text:span text:style-name="T432"><text:line-break/></text:span><text:span text:style-name="T433"><text:tab/>3. if the attriubte is not found,<text:s/></text:span><text:span text:style-name="T434">ImportError</text:span><text:span text:style-name="T435"><text:s/>is raised.</text:span><text:span text:style-name="T436"><text:line-break/></text:span><text:span text:style-name="T437"><text:tab/>4. otherwise, a refer</text:span><text:span text:style-name="T438">ence to that value is stored in the local namespace, using the name in the<text:s/></text:span><text:span text:style-name="T439">as</text:span><text:span text:style-name="T440"><text:s/>clause if it is present, otherwise using the attribute name</text:span><text:span text:style-name="T441">".</text:span></text:p>
      <text:p text:style-name="P442"><text:span text:style-name="T443">[?]”</text:span><text:span text:style-name="T444">Python classes provide all the standard features of Object Oriented Programming: the class inheritance mechanism</text:span><text:span text:style-name="T445"><text:s/>allows multiple base classes, a derived class can override any methods of its base class or classes, and a method can call the method of a base class with the same name.</text:span><text:span text:style-name="T446">”</text:span></text:p>
      <text:p text:style-name="P447"/>
      <text:p text:style-name="P448"><text:span text:style-name="T449">Referências</text:span></text:p>
      <text:p text:style-name="P450"><text:span text:style-name="T451">The Python Software Foundation, "General Python FAQ".<text:s/></text:span><text:span text:style-name="T452">Disponível em: &lt;</text:span><text:a xlink:href="https://docs.python.org/3/faq/general.html" office:target-frame-name="_top" xlink:show="replace"><text:span text:style-name="T453">https://docs.python.org/3/faq/general.html</text:span></text:a><text:span text:style-name="T454">&gt; Acessado em 27 de maio de 2019.</text:span></text:p>
      <text:p text:style-name="P455"><text:span text:style-name="T456">The Python Software Foundation, "Python Developer's Guide".<text:s/></text:span><text:span text:style-name="T457">Disponível em: &lt;</text:span><text:a xlink:href="https://devguide.python.org/" office:target-frame-name="_top" xlink:show="replace"><text:span text:style-name="T458">https://devguide.python.org/</text:span></text:a><text:span text:style-name="T459">&gt; Acessado em 27 de maio de 2019.</text:span></text:p>
      <text:p text:style-name="P460"><text:span text:style-name="T461">The Python Software Foundation, “PEP 8 – Style Guide for Python Code”.<text:s/></text:span><text:span text:style-name="T462">Disponível em: &lt;</text:span><text:a xlink:href="https://www.python.org/dev/peps/pep-0008/" office:target-frame-name="_top" xlink:show="replace"><text:span text:style-name="T463">https://www.python.org/dev/peps/pep-0008/</text:span></text:a><text:span text:style-name="T464">&gt; Aces</text:span><text:span text:style-name="T465">sado em 27 de maio de 2019.</text:span></text:p>
      <text:p text:style-name="P466"><text:span text:style-name="T467">The Python Software Foundation, "Programming FAQ¶".<text:s/></text:span><text:span text:style-name="T468">Diponível em: &lt;</text:span><text:a xlink:href="https://docs.python.org/3.4/faq/programming.html?highlight=how%20class#what-is-a-class" office:target-frame-name="_top" xlink:show="replace"><text:span text:style-name="T469">https://docs.python.org/3.4/faq/programming.html?highlight=</text:span><text:span text:style-name="T470">how%20class#what-is-a-class</text:span></text:a><text:span text:style-name="T471">&gt; Acessado em 30 de maio de 2019.</text:span></text:p>
      <text:p text:style-name="P472"><text:span text:style-name="T473">The Python Software Foundation, "8.6. array - Efficient arrays of numeric values".<text:s/></text:span><text:span text:style-name="T474">Disponível em: &lt;</text:span><text:a xlink:href="https://docs.python.org/3.1/library/array.html" office:target-frame-name="_top" xlink:show="replace"><text:span text:style-name="T475">https://docs.python.org/3.1/libr</text:span><text:span text:style-name="T476">ary/array.html</text:span></text:a><text:span text:style-name="T477">&gt; Acessado em 29 de maio de 2019.</text:span></text:p>
      <text:p text:style-name="P478"><text:span text:style-name="T479">The Python Software Foudation. "5. Data Structures".Disponível em: &lt;</text:span><text:a xlink:href="https://docs.python.org/3/tutorial/datastructures.html?highlight=dictionaries" office:target-frame-name="_top" xlink:show="replace"><text:span text:style-name="T480">https://docs.python.org/3/tutorial/datastructures.html?highlight=dictionaries</text:span></text:a><text:span text:style-name="T481">&gt; Acessado em 31 de maio de 2019.</text:span></text:p>
      <text:p text:style-name="P482"><text:span text:style-name="T483">The Python Software Foundation. "Introduction".<text:s/></text:span><text:span text:style-name="T484">Disponível em: &lt;</text:span><text:a xlink:href="https://docs.python.org/3/library/intro.html" office:target-frame-name="_top" xlink:show="replace"><text:span text:style-name="T485">https://docs.python</text:span><text:span text:style-name="T486">.org/3/library/intro.html</text:span></text:a><text:span text:style-name="T487">&gt; Acessado em 02 de junho de 2019.</text:span></text:p>
      <text:p text:style-name="P488"><text:span text:style-name="T489">The Python Software Foundation. “Glossary”. Disponível em: &lt;</text:span><text:a xlink:href="https://docs.python.org/3/glossary.html?highlight=glossary" office:target-frame-name="_top" xlink:show="replace"><text:span text:style-name="T490">https://docs.python.org/3/glossary.html?highlight=glossary</text:span></text:a><text:span text:style-name="T491">&gt;<text:s/></text:span><text:span text:style-name="T492">Acessado em 03 de junho<text:s/></text:span><text:soft-page-break/><text:span text:style-name="T493">de 2019.</text:span></text:p>
      <text:p text:style-name="P494"><text:span text:style-name="T495">The Python Software Foundation. “9.Classes”. Disponível em: &lt;</text:span><text:a xlink:href="https://docs.python.org/3/tutorial/classes.html?highlight=inheritance" office:target-frame-name="_top" xlink:show="replace"><text:span text:style-name="T496">https://docs.python.org/3/tutorial/classes.html?highlight=inheritance</text:span></text:a><text:span text:style-name="T497">&gt; Aces</text:span><text:span text:style-name="T498">sado em 03 de junho de 2019.</text:span></text:p>
      <text:p text:style-name="P499"><text:span text:style-name="T500">The Python Software Foundation. “”. Disponível em: &lt;</text:span><text:a xlink:href="https://www.python.org/doc/essays/blurb/" office:target-frame-name="_top" xlink:show="replace"><text:span text:style-name="Hyperlink">https://www.python.org/doc/essays/blurb/</text:span></text:a>&gt; Acessado em 03 de junho de 2019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eno Martins, Guilherme</dc:creator>
    <meta:creation-date>2019-06-02T20:36:00Z</meta:creation-date>
    <dc:date>2019-06-03T17:41:00Z</dc:date>
    <meta:template xlink:href="Normal" xlink:type="simple"/>
    <meta:editing-cycles>7</meta:editing-cycles>
    <meta:editing-duration>PT22620S</meta:editing-duration>
    <meta:document-statistic meta:page-count="9" meta:paragraph-count="30" meta:word-count="2386" meta:character-count="15241" meta:row-count="107" meta:non-whitespace-character-count="12885"/>
  </office:meta>
</office:document-meta>
</file>